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2"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3"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8"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b8b0f5" style:font-size-asian="12pt"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b8b0f5" style:font-size-asian="11pt" style:language-asian="tr" style:country-asian="TR" style:font-weight-asian="normal" style:font-name-complex="Times New Roman" style:font-size-complex="11pt" style:font-weight-complex="normal"/>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8b0f5" style:font-size-asian="12pt"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4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4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4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49"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c30c7a" style:font-size-asian="12pt" style:font-size-complex="12pt"/>
    </style:style>
    <style:style style:name="P50" style:family="paragraph" style:parent-style-name="Footer">
      <style:text-properties officeooo:rsid="00c18a00" officeooo:paragraph-rsid="00c18a00"/>
    </style:style>
    <style:style style:name="P51"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c30c7a" style:font-size-asian="12pt" style:font-size-complex="12pt"/>
    </style:style>
    <style:style style:name="P5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374a74" officeooo:paragraph-rsid="00c30c7a"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374a74" officeooo:paragraph-rsid="005192be"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c30c7a" style:font-size-asian="12pt" style:font-size-complex="12pt"/>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c18a00"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c4ba64"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c4ba64" style:font-size-asian="12pt"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c18a00" style:font-size-asian="12pt" style:language-asian="tr" style:country-asian="TR" style:font-style-asian="italic" style:font-weight-asian="bold"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none" fo:font-weight="normal" officeooo:paragraph-rsid="00c18a00" style:font-size-asian="12pt" style:language-asian="tr" style:country-asian="TR" style:font-style-asian="italic" style:font-weight-asian="normal" style:font-name-complex="Times New Roman" style:font-size-complex="12pt" style:font-style-complex="italic" style:font-weight-complex="normal"/>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fo:font-weight="normal" officeooo:rsid="00b3f9ce" officeooo:paragraph-rsid="00c4ba64" style:font-size-asian="12pt" style:language-asian="tr" style:country-asian="TR" style:font-style-asian="italic" style:font-weight-asian="normal" style:font-name-complex="Times New Roman" style:font-size-complex="12pt" style:font-style-complex="italic" style:font-weight-complex="normal"/>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officeooo:paragraph-rsid="00c18a00"/>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officeooo:paragraph-rsid="00c4ba64"/>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c4ba64" officeooo:paragraph-rsid="00c4ba64" style:font-size-asian="11pt" style:language-asian="tr" style:country-asian="TR" style:font-weight-asian="normal" style:font-name-complex="Times New Roman" style:font-size-complex="11pt" style:font-weight-complex="normal"/>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b8b0f5" style:font-size-asian="11pt" style:language-asian="tr" style:country-asian="TR" style:font-weight-asian="normal" style:font-name-complex="Times New Roman" style:font-size-complex="11pt" style:font-weight-complex="normal"/>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c4ba64" style:font-size-asian="12pt" style:language-asian="tr" style:country-asian="TR" style:font-style-asian="italic" style:font-weight-asian="bold" style:font-name-complex="Times New Roman" style:font-size-complex="12pt"/>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fo:font-style="italic" style:text-underline-style="none" fo:font-weight="normal" officeooo:paragraph-rsid="00c4ba64" style:font-size-asian="12pt" style:language-asian="tr" style:country-asian="TR" style:font-style-asian="italic" style:font-weight-asian="normal" style:font-name-complex="Times New Roman" style:font-size-complex="12pt" style:font-style-complex="italic" style:font-weight-complex="normal"/>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c4ba64" style:font-size-asian="12pt" style:language-asian="tr" style:country-asian="TR" style:font-name-complex="Times New Roman" style:font-size-complex="12pt"/>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officeooo:paragraph-rsid="00c4ba64"/>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b8b0f5" style:font-size-asian="11pt" style:font-size-complex="11pt"/>
    </style:style>
    <style:style style:name="P7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7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c4ba64" style:font-size-asian="12pt" style:language-asian="tr" style:country-asian="TR" style:font-style-asian="italic" style:font-weight-asian="bold" style:font-name-complex="Times New Roman" style:font-size-complex="12pt"/>
    </style:style>
    <style:style style:name="P7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style="italic" style:text-underline-style="none" fo:font-weight="normal" officeooo:paragraph-rsid="00c4ba64" style:font-size-asian="12pt" style:language-asian="tr" style:country-asian="TR" style:font-style-asian="italic" style:font-weight-asian="normal" style:font-name-complex="Times New Roman" style:font-size-complex="12pt" style:font-style-complex="italic" style:font-weight-complex="normal"/>
    </style:style>
    <style:style style:name="P8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c4ba64" style:font-size-asian="12pt" style:language-asian="tr" style:country-asian="TR" style:font-name-complex="Times New Roman" style:font-size-complex="12pt"/>
    </style:style>
    <style:style style:name="P8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officeooo:paragraph-rsid="00c4ba64"/>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2b0bb3" style:font-weight-asian="normal" style:font-weight-complex="normal"/>
    </style:style>
    <style:style style:name="T10" style:family="text">
      <style:text-properties fo:font-weight="normal" officeooo:rsid="00276427" style:font-weight-asian="normal" style:font-name-complex="Times New Roman1" style:font-weight-complex="normal"/>
    </style:style>
    <style:style style:name="T11" style:family="text">
      <style:text-properties fo:font-weight="normal" style:language-asian="tr" style:country-asian="TR" style:font-weight-asian="normal" style:font-name-complex="Times New Roman" style:font-weight-complex="normal"/>
    </style:style>
    <style:style style:name="T12" style:family="text">
      <style:text-properties fo:font-weight="normal" officeooo:rsid="00310090" style:language-asian="tr" style:country-asian="TR" style:font-weight-asian="normal" style:font-name-complex="Times New Roman" style:font-weight-complex="normal"/>
    </style:style>
    <style:style style:name="T13" style:family="text">
      <style:text-properties fo:font-weight="normal" officeooo:rsid="0038a6b6" style:language-asian="tr" style:country-asian="TR" style:font-weight-asian="normal" style:font-name-complex="Times New Roman" style:font-weight-complex="normal"/>
    </style:style>
    <style:style style:name="T14" style:family="text">
      <style:text-properties fo:font-weight="normal" officeooo:rsid="0043c25c" style:language-asian="tr" style:country-asian="TR" style:font-weight-asian="normal" style:font-name-complex="Times New Roman" style:font-weight-complex="normal"/>
    </style:style>
    <style:style style:name="T15" style:family="text">
      <style:text-properties fo:font-weight="normal" officeooo:rsid="00455e00" style:language-asian="tr" style:country-asian="TR" style:font-weight-asian="normal" style:font-name-complex="Times New Roman" style:font-weight-complex="normal"/>
    </style:style>
    <style:style style:name="T16" style:family="text">
      <style:text-properties fo:font-weight="normal" officeooo:rsid="007ab96d" style:language-asian="tr" style:country-asian="TR" style:font-weight-asian="normal" style:font-name-complex="Times New Roman" style:font-weight-complex="normal"/>
    </style:style>
    <style:style style:name="T17" style:family="text">
      <style:text-properties fo:font-weight="normal" officeooo:rsid="00b32608" style:language-asian="tr" style:country-asian="TR" style:font-weight-asian="normal" style:font-name-complex="Times New Roman" style:font-weight-complex="normal"/>
    </style:style>
    <style:style style:name="T18" style:family="text">
      <style:text-properties fo:font-weight="normal" officeooo:rsid="0089ada2" style:language-asian="tr" style:country-asian="TR" style:font-weight-asian="normal" style:font-name-complex="Times New Roman" style:font-weight-complex="normal"/>
    </style:style>
    <style:style style:name="T19" style:family="text">
      <style:text-properties fo:font-weight="normal" officeooo:rsid="00b8b0f5" style:language-asian="tr" style:country-asian="TR" style:font-weight-asian="normal" style:font-name-complex="Times New Roman" style:font-weight-complex="normal"/>
    </style:style>
    <style:style style:name="T20" style:family="text">
      <style:text-properties fo:font-weight="normal" officeooo:rsid="005e877f" style:language-asian="tr" style:country-asian="TR" style:font-weight-asian="normal" style:font-name-complex="Times New Roman" style:font-weight-complex="normal"/>
    </style:style>
    <style:style style:name="T21" style:family="text">
      <style:text-properties fo:font-weight="normal" officeooo:rsid="007c47bc" style:language-asian="tr" style:country-asian="TR" style:font-weight-asian="normal" style:font-name-complex="Times New Roman" style:font-weight-complex="normal"/>
    </style:style>
    <style:style style:name="T22" style:family="text">
      <style:text-properties fo:font-weight="normal" officeooo:rsid="003c3a02" style:language-asian="tr" style:country-asian="TR" style:font-weight-asian="normal" style:font-weight-complex="normal"/>
    </style:style>
    <style:style style:name="T23" style:family="text">
      <style:text-properties fo:font-weight="normal" officeooo:rsid="00374a74" style:language-asian="tr" style:country-asian="TR" style:font-weight-asian="normal" style:font-weight-complex="normal"/>
    </style:style>
    <style:style style:name="T24" style:family="text">
      <style:text-properties fo:font-weight="normal" officeooo:rsid="0014a809" style:language-asian="tr" style:country-asian="TR" style:font-weight-asian="normal" style:font-weight-complex="normal"/>
    </style:style>
    <style:style style:name="T25" style:family="text">
      <style:text-properties fo:font-weight="normal" officeooo:rsid="006fa4e9" style:language-asian="tr" style:country-asian="TR" style:font-weight-asian="normal" style:font-weight-complex="normal"/>
    </style:style>
    <style:style style:name="T26" style:family="text">
      <style:text-properties fo:font-weight="normal" officeooo:rsid="00276427" style:language-asian="tr" style:country-asian="TR" style:font-weight-asian="normal" style:font-name-complex="Times New Roman1" style:font-weight-complex="normal"/>
    </style:style>
    <style:style style:name="T27" style:family="text">
      <style:text-properties officeooo:rsid="00172ad1"/>
    </style:style>
    <style:style style:name="T28" style:family="text">
      <style:text-properties officeooo:rsid="00191904"/>
    </style:style>
    <style:style style:name="T29" style:family="text">
      <style:text-properties officeooo:rsid="001b7644"/>
    </style:style>
    <style:style style:name="T30" style:family="text">
      <style:text-properties officeooo:rsid="001cc920"/>
    </style:style>
    <style:style style:name="T31" style:family="text">
      <style:text-properties officeooo:rsid="001e1f00"/>
    </style:style>
    <style:style style:name="T32" style:family="text">
      <style:text-properties fo:font-weight="bold" style:font-weight-asian="bold" style:font-weight-complex="bold"/>
    </style:style>
    <style:style style:name="T33" style:family="text">
      <style:text-properties fo:font-weight="bold" officeooo:rsid="0024c625" style:font-weight-asian="bold" style:font-weight-complex="bold"/>
    </style:style>
    <style:style style:name="T34" style:family="text">
      <style:text-properties fo:font-weight="bold" officeooo:rsid="002572b2" style:font-weight-asian="bold" style:font-weight-complex="bold"/>
    </style:style>
    <style:style style:name="T35" style:family="text">
      <style:text-properties fo:font-weight="bold" officeooo:rsid="00275b19" style:font-weight-asian="bold" style:font-weight-complex="bold"/>
    </style:style>
    <style:style style:name="T36" style:family="text">
      <style:text-properties fo:font-weight="bold" officeooo:rsid="00298cb2" style:font-weight-asian="bold" style:font-weight-complex="bold"/>
    </style:style>
    <style:style style:name="T37" style:family="text">
      <style:text-properties fo:font-weight="bold" officeooo:rsid="002a4e45" style:font-weight-asian="bold" style:font-weight-complex="bold"/>
    </style:style>
    <style:style style:name="T38" style:family="text">
      <style:text-properties fo:font-weight="bold" officeooo:rsid="0043c25c" style:font-weight-asian="bold" style:font-weight-complex="bold"/>
    </style:style>
    <style:style style:name="T39" style:family="text">
      <style:text-properties fo:font-weight="bold" officeooo:rsid="004419e8" style:font-weight-asian="bold" style:font-weight-complex="bold"/>
    </style:style>
    <style:style style:name="T40" style:family="text">
      <style:text-properties fo:font-weight="bold" officeooo:rsid="00443595" style:font-weight-asian="bold" style:font-weight-complex="bold"/>
    </style:style>
    <style:style style:name="T41" style:family="text">
      <style:text-properties fo:font-weight="bold" officeooo:rsid="00455e00" style:font-weight-asian="bold" style:font-weight-complex="bold"/>
    </style:style>
    <style:style style:name="T42" style:family="text">
      <style:text-properties fo:font-weight="bold" officeooo:rsid="00a1fb85" style:font-weight-asian="bold" style:font-weight-complex="bold"/>
    </style:style>
    <style:style style:name="T43" style:family="text">
      <style:text-properties fo:font-weight="bold" officeooo:rsid="007ab96d" style:font-weight-asian="bold" style:font-weight-complex="bold"/>
    </style:style>
    <style:style style:name="T44" style:family="text">
      <style:text-properties fo:font-weight="bold" officeooo:rsid="0078c540" style:font-weight-asian="bold" style:font-weight-complex="bold"/>
    </style:style>
    <style:style style:name="T45" style:family="text">
      <style:text-properties fo:font-weight="bold" officeooo:rsid="008042ba" style:font-weight-asian="bold" style:font-weight-complex="bold"/>
    </style:style>
    <style:style style:name="T46" style:family="text">
      <style:text-properties fo:font-weight="bold" officeooo:rsid="00b8b0f5" style:font-weight-asian="bold" style:font-weight-complex="bold"/>
    </style:style>
    <style:style style:name="T47" style:family="text">
      <style:text-properties fo:font-weight="bold" officeooo:rsid="007c47bc" style:font-weight-asian="bold" style:font-weight-complex="bold"/>
    </style:style>
    <style:style style:name="T48" style:family="text">
      <style:text-properties fo:font-weight="bold" officeooo:rsid="001f62ef" style:font-weight-asian="bold" style:font-weight-complex="bold"/>
    </style:style>
    <style:style style:name="T49" style:family="text">
      <style:text-properties fo:font-weight="bold" officeooo:rsid="002b0bb3" style:font-weight-asian="bold" style:font-weight-complex="bold"/>
    </style:style>
    <style:style style:name="T50" style:family="text">
      <style:text-properties fo:font-weight="bold" officeooo:rsid="00c30c7a" style:font-weight-asian="bold" style:font-weight-complex="bold"/>
    </style:style>
    <style:style style:name="T51" style:family="text">
      <style:text-properties fo:font-weight="bold" officeooo:rsid="006fa4e9" style:font-weight-asian="bold" style:font-weight-complex="bold"/>
    </style:style>
    <style:style style:name="T52" style:family="text">
      <style:text-properties fo:font-weight="bold" officeooo:rsid="00799134" style:font-weight-asian="bold" style:font-weight-complex="bold"/>
    </style:style>
    <style:style style:name="T53" style:family="text">
      <style:text-properties fo:font-weight="bold" style:language-asian="tr" style:country-asian="TR" style:font-weight-asian="bold" style:font-name-complex="Times New Roman" style:font-weight-complex="bold"/>
    </style:style>
    <style:style style:name="T54" style:family="text">
      <style:text-properties fo:font-weight="bold" officeooo:rsid="002a4e45" style:language-asian="tr" style:country-asian="TR" style:font-weight-asian="bold" style:font-name-complex="Times New Roman" style:font-weight-complex="bold"/>
    </style:style>
    <style:style style:name="T55" style:family="text">
      <style:text-properties fo:font-weight="bold" officeooo:rsid="00455e00" style:language-asian="tr" style:country-asian="TR" style:font-weight-asian="bold" style:font-name-complex="Times New Roman" style:font-weight-complex="bold"/>
    </style:style>
    <style:style style:name="T56" style:family="text">
      <style:text-properties fo:font-weight="bold" officeooo:rsid="002bcdb2" style:language-asian="tr" style:country-asian="TR" style:font-weight-asian="bold" style:font-name-complex="Times New Roman" style:font-weight-complex="bold"/>
    </style:style>
    <style:style style:name="T57" style:family="text">
      <style:text-properties fo:font-weight="bold" officeooo:rsid="003b129e" style:language-asian="tr" style:country-asian="TR" style:font-weight-asian="bold" style:font-name-complex="Times New Roman" style:font-weight-complex="bold"/>
    </style:style>
    <style:style style:name="T58" style:family="text">
      <style:text-properties fo:font-weight="bold" officeooo:rsid="009100a2" style:language-asian="tr" style:country-asian="TR" style:font-weight-asian="bold" style:font-name-complex="Times New Roman" style:font-weight-complex="bold"/>
    </style:style>
    <style:style style:name="T59" style:family="text">
      <style:text-properties fo:font-weight="bold" officeooo:rsid="0083f865" style:language-asian="tr" style:country-asian="TR" style:font-weight-asian="bold" style:font-name-complex="Times New Roman" style:font-weight-complex="bold"/>
    </style:style>
    <style:style style:name="T60" style:family="text">
      <style:text-properties fo:font-weight="bold" officeooo:rsid="00632b9b" style:language-asian="tr" style:country-asian="TR" style:font-weight-asian="bold" style:font-name-complex="Times New Roman" style:font-weight-complex="bold"/>
    </style:style>
    <style:style style:name="T61" style:family="text">
      <style:text-properties fo:font-weight="bold" officeooo:rsid="008f180f" style:language-asian="tr" style:country-asian="TR" style:font-weight-asian="bold" style:font-name-complex="Times New Roman" style:font-weight-complex="bold"/>
    </style:style>
    <style:style style:name="T62" style:family="text">
      <style:text-properties fo:font-weight="bold" officeooo:rsid="007ab96d" style:language-asian="tr" style:country-asian="TR" style:font-weight-asian="bold" style:font-name-complex="Times New Roman" style:font-weight-complex="bold"/>
    </style:style>
    <style:style style:name="T63" style:family="text">
      <style:text-properties fo:font-weight="bold" officeooo:rsid="0078c540" style:language-asian="tr" style:country-asian="TR" style:font-weight-asian="bold" style:font-name-complex="Times New Roman" style:font-weight-complex="bold"/>
    </style:style>
    <style:style style:name="T64" style:family="text">
      <style:text-properties fo:font-weight="bold" officeooo:rsid="009ca694" style:language-asian="tr" style:country-asian="TR" style:font-weight-asian="bold" style:font-name-complex="Times New Roman" style:font-weight-complex="bold"/>
    </style:style>
    <style:style style:name="T65" style:family="text">
      <style:text-properties fo:font-weight="bold" officeooo:rsid="00a1fb85" style:language-asian="tr" style:country-asian="TR" style:font-weight-asian="bold" style:font-name-complex="Times New Roman" style:font-weight-complex="bold"/>
    </style:style>
    <style:style style:name="T66" style:family="text">
      <style:text-properties fo:font-weight="bold" officeooo:rsid="00a43a1d" style:language-asian="tr" style:country-asian="TR" style:font-weight-asian="bold" style:font-name-complex="Times New Roman" style:font-weight-complex="bold"/>
    </style:style>
    <style:style style:name="T67" style:family="text">
      <style:text-properties fo:font-weight="bold" officeooo:rsid="006fa4e9" style:language-asian="tr" style:country-asian="TR" style:font-weight-asian="bold" style:font-name-complex="Times New Roman" style:font-weight-complex="bold"/>
    </style:style>
    <style:style style:name="T68" style:family="text">
      <style:text-properties fo:font-weight="bold" officeooo:rsid="008042ba" style:language-asian="tr" style:country-asian="TR" style:font-weight-asian="bold" style:font-name-complex="Times New Roman" style:font-weight-complex="bold"/>
    </style:style>
    <style:style style:name="T69" style:family="text">
      <style:text-properties fo:font-weight="bold" officeooo:rsid="00b32608" style:language-asian="tr" style:country-asian="TR" style:font-weight-asian="bold" style:font-name-complex="Times New Roman" style:font-weight-complex="bold"/>
    </style:style>
    <style:style style:name="T70" style:family="text">
      <style:text-properties fo:font-weight="bold" officeooo:rsid="00b8b0f5" style:language-asian="tr" style:country-asian="TR" style:font-weight-asian="bold" style:font-name-complex="Times New Roman" style:font-weight-complex="bold"/>
    </style:style>
    <style:style style:name="T71" style:family="text">
      <style:text-properties fo:font-weight="bold" officeooo:rsid="00c30c7a" style:language-asian="tr" style:country-asian="TR" style:font-weight-asian="bold" style:font-name-complex="Times New Roman" style:font-weight-complex="bold"/>
    </style:style>
    <style:style style:name="T72" style:family="text">
      <style:text-properties fo:font-weight="bold" officeooo:rsid="00248930" style:language-asian="tr" style:country-asian="TR" style:font-weight-asian="bold" style:font-name-complex="Times New Roman" style:font-weight-complex="bold"/>
    </style:style>
    <style:style style:name="T73" style:family="text">
      <style:text-properties fo:letter-spacing="0.011cm"/>
    </style:style>
    <style:style style:name="T74" style:family="text">
      <style:text-properties officeooo:rsid="001f62ef"/>
    </style:style>
    <style:style style:name="T75" style:family="text">
      <style:text-properties officeooo:rsid="0023f1ec"/>
    </style:style>
    <style:style style:name="T76" style:family="text">
      <style:text-properties officeooo:rsid="0024c625"/>
    </style:style>
    <style:style style:name="T77" style:family="text">
      <style:text-properties fo:font-style="normal" fo:font-weight="bold" style:font-style-asian="normal" style:font-weight-asian="bold" style:font-name-complex="Times New Roman1" style:font-weight-complex="bold"/>
    </style:style>
    <style:style style:name="T78" style:family="text">
      <style:text-properties fo:font-style="normal" fo:font-weight="bold" officeooo:rsid="00172ad1" style:font-style-asian="normal" style:font-weight-asian="bold" style:font-name-complex="Times New Roman1" style:font-weight-complex="bold"/>
    </style:style>
    <style:style style:name="T79" style:family="text">
      <style:text-properties fo:font-style="normal" fo:font-weight="bold" officeooo:rsid="002572b2" style:font-style-asian="normal" style:font-weight-asian="bold" style:font-name-complex="Times New Roman1" style:font-weight-complex="bold"/>
    </style:style>
    <style:style style:name="T80" style:family="text">
      <style:text-properties fo:font-style="normal" fo:font-weight="bold" officeooo:rsid="005192be" style:font-style-asian="normal" style:font-weight-asian="bold" style:font-name-complex="Times New Roman1" style:font-weight-complex="bold"/>
    </style:style>
    <style:style style:name="T81" style:family="text">
      <style:text-properties fo:font-style="normal" fo:font-weight="bold" officeooo:rsid="00632b9b" style:font-style-asian="normal" style:font-weight-asian="bold" style:font-name-complex="Times New Roman1" style:font-weight-complex="bold"/>
    </style:style>
    <style:style style:name="T82" style:family="text">
      <style:text-properties fo:font-style="normal" fo:font-weight="bold" officeooo:rsid="00821128" style:font-style-asian="normal" style:font-weight-asian="bold" style:font-name-complex="Times New Roman1" style:font-weight-complex="bold"/>
    </style:style>
    <style:style style:name="T83" style:family="text">
      <style:text-properties fo:font-style="normal" fo:font-weight="bold" officeooo:rsid="006fa4e9" style:font-style-asian="normal" style:font-weight-asian="bold" style:font-name-complex="Times New Roman1" style:font-weight-complex="bold"/>
    </style:style>
    <style:style style:name="T84" style:family="text">
      <style:text-properties fo:font-style="normal" fo:font-weight="bold" officeooo:rsid="00a1fb85" style:font-style-asian="normal" style:font-weight-asian="bold" style:font-name-complex="Times New Roman1" style:font-weight-complex="bold"/>
    </style:style>
    <style:style style:name="T85" style:family="text">
      <style:text-properties fo:font-style="normal" fo:font-weight="bold" officeooo:rsid="00a43a1d" style:font-style-asian="normal" style:font-weight-asian="bold" style:font-name-complex="Times New Roman1" style:font-weight-complex="bold"/>
    </style:style>
    <style:style style:name="T86" style:family="text">
      <style:text-properties fo:font-style="normal" fo:font-weight="bold" officeooo:rsid="00b8b0f5" style:font-style-asian="normal" style:font-weight-asian="bold" style:font-name-complex="Times New Roman1" style:font-weight-complex="bold"/>
    </style:style>
    <style:style style:name="T87" style:family="text">
      <style:text-properties fo:font-style="normal" fo:font-weight="bold" officeooo:rsid="00275b19" style:font-style-asian="normal" style:font-weight-asian="bold" style:font-name-complex="Times New Roman1" style:font-weight-complex="bold"/>
    </style:style>
    <style:style style:name="T88" style:family="text">
      <style:text-properties fo:font-style="normal" fo:font-weight="bold" style:font-style-asian="normal" style:font-weight-asian="bold" style:font-name-complex="Times New Roman1" style:font-weight-complex="normal"/>
    </style:style>
    <style:style style:name="T89" style:family="text">
      <style:text-properties fo:font-style="normal" fo:font-weight="bold" officeooo:rsid="0024c625" style:font-style-asian="normal" style:font-weight-asian="bold" style:font-name-complex="Times New Roman1" style:font-weight-complex="normal"/>
    </style:style>
    <style:style style:name="T90" style:family="text">
      <style:text-properties fo:font-style="normal" fo:font-weight="bold" officeooo:rsid="002572b2" style:font-style-asian="normal" style:font-weight-asian="bold" style:font-name-complex="Times New Roman1" style:font-weight-complex="normal"/>
    </style:style>
    <style:style style:name="T91" style:family="text">
      <style:text-properties fo:font-style="normal" fo:font-weight="bold" officeooo:rsid="00275b19" style:font-style-asian="normal" style:font-weight-asian="bold" style:font-name-complex="Times New Roman1" style:font-weight-complex="normal"/>
    </style:style>
    <style:style style:name="T92" style:family="text">
      <style:text-properties fo:font-style="normal" fo:font-weight="bold" officeooo:rsid="00298cb2" style:font-style-asian="normal" style:font-weight-asian="bold" style:font-name-complex="Times New Roman1" style:font-weight-complex="normal"/>
    </style:style>
    <style:style style:name="T93" style:family="text">
      <style:text-properties fo:font-style="normal" fo:font-weight="bold" officeooo:rsid="002a4e45" style:font-style-asian="normal" style:font-weight-asian="bold" style:font-name-complex="Times New Roman1" style:font-weight-complex="normal"/>
    </style:style>
    <style:style style:name="T94" style:family="text">
      <style:text-properties fo:font-style="normal" fo:font-weight="bold" officeooo:rsid="005192be" style:font-style-asian="normal" style:font-weight-asian="bold" style:font-name-complex="Times New Roman1" style:font-weight-complex="normal"/>
    </style:style>
    <style:style style:name="T95" style:family="text">
      <style:text-properties fo:font-style="normal" fo:font-weight="bold" officeooo:rsid="0078c540" style:font-style-asian="normal" style:font-weight-asian="bold" style:font-style-complex="normal" style:font-weight-complex="normal"/>
    </style:style>
    <style:style style:name="T96" style:family="text">
      <style:text-properties fo:font-style="normal" fo:font-weight="normal" style:font-style-asian="normal" style:font-weight-asian="normal" style:font-name-complex="Times New Roman1" style:font-weight-complex="normal"/>
    </style:style>
    <style:style style:name="T97" style:family="text">
      <style:text-properties fo:font-style="normal" fo:font-weight="normal" officeooo:rsid="00172ad1" style:font-style-asian="normal" style:font-weight-asian="normal" style:font-name-complex="Times New Roman1" style:font-weight-complex="normal"/>
    </style:style>
    <style:style style:name="T98" style:family="text">
      <style:text-properties fo:font-style="normal" fo:font-weight="normal" officeooo:rsid="00275b19" style:font-style-asian="normal" style:font-weight-asian="normal" style:font-name-complex="Times New Roman1" style:font-weight-complex="normal"/>
    </style:style>
    <style:style style:name="T99" style:family="text">
      <style:text-properties fo:font-style="normal" fo:font-weight="normal" officeooo:rsid="0023f1ec" style:font-style-asian="normal" style:font-weight-asian="normal" style:font-name-complex="Times New Roman1" style:font-weight-complex="normal"/>
    </style:style>
    <style:style style:name="T100" style:family="text">
      <style:text-properties fo:font-style="normal" fo:font-weight="normal" officeooo:rsid="0043c25c" style:font-style-asian="normal" style:font-weight-asian="normal" style:font-name-complex="Times New Roman1" style:font-weight-complex="normal"/>
    </style:style>
    <style:style style:name="T101" style:family="text">
      <style:text-properties fo:font-style="normal" fo:font-weight="normal" officeooo:rsid="002572b2" style:font-style-asian="normal" style:font-weight-asian="normal" style:font-name-complex="Times New Roman1" style:font-weight-complex="normal"/>
    </style:style>
    <style:style style:name="T102" style:family="text">
      <style:text-properties fo:font-style="normal" fo:font-weight="normal" officeooo:rsid="00455e00" style:font-style-asian="normal" style:font-weight-asian="normal" style:font-name-complex="Times New Roman1" style:font-weight-complex="normal"/>
    </style:style>
    <style:style style:name="T103" style:family="text">
      <style:text-properties fo:font-style="normal" fo:font-weight="normal" officeooo:rsid="0047d350" style:font-style-asian="normal" style:font-weight-asian="normal" style:font-name-complex="Times New Roman1" style:font-weight-complex="normal"/>
    </style:style>
    <style:style style:name="T104" style:family="text">
      <style:text-properties fo:font-style="normal" fo:font-weight="normal" officeooo:rsid="007390b8" style:font-style-asian="normal" style:font-weight-asian="normal" style:font-name-complex="Times New Roman1" style:font-weight-complex="normal"/>
    </style:style>
    <style:style style:name="T105"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106" style:family="text">
      <style:text-properties fo:font-style="normal" style:font-style-asian="normal" style:font-name-complex="Times New Roman1" style:font-weight-complex="normal"/>
    </style:style>
    <style:style style:name="T107" style:family="text">
      <style:text-properties fo:font-style="normal" officeooo:rsid="00172ad1" style:font-style-asian="normal" style:font-name-complex="Times New Roman1" style:font-weight-complex="normal"/>
    </style:style>
    <style:style style:name="T108" style:family="text">
      <style:text-properties fo:font-style="normal" officeooo:rsid="00275b19" style:font-style-asian="normal" style:font-name-complex="Times New Roman1" style:font-weight-complex="normal"/>
    </style:style>
    <style:style style:name="T109" style:family="text">
      <style:text-properties fo:font-style="normal" officeooo:rsid="0024c625" style:font-style-asian="normal" style:font-name-complex="Times New Roman1" style:font-weight-complex="normal"/>
    </style:style>
    <style:style style:name="T110" style:family="text">
      <style:text-properties fo:font-style="normal" officeooo:rsid="0043c25c" style:font-style-asian="normal" style:font-name-complex="Times New Roman1" style:font-weight-complex="normal"/>
    </style:style>
    <style:style style:name="T111" style:family="text">
      <style:text-properties fo:font-style="normal" style:language-asian="tr" style:country-asian="TR" style:font-style-asian="normal" style:font-name-complex="Times New Roman" style:font-weight-complex="normal"/>
    </style:style>
    <style:style style:name="T112" style:family="text">
      <style:text-properties fo:font-style="normal" officeooo:rsid="00496a67" style:language-asian="tr" style:country-asian="TR" style:font-style-asian="normal" style:font-name-complex="Times New Roman" style:font-weight-complex="normal"/>
    </style:style>
    <style:style style:name="T113" style:family="text">
      <style:text-properties fo:font-style="normal" officeooo:rsid="00443595" style:language-asian="tr" style:country-asian="TR" style:font-style-asian="normal" style:font-name-complex="Times New Roman" style:font-weight-complex="normal"/>
    </style:style>
    <style:style style:name="T114" style:family="text">
      <style:text-properties fo:font-style="normal" officeooo:rsid="003d13be" style:language-asian="tr" style:country-asian="TR" style:font-style-asian="normal" style:font-name-complex="Times New Roman" style:font-weight-complex="normal"/>
    </style:style>
    <style:style style:name="T115" style:family="text">
      <style:text-properties fo:font-style="normal" officeooo:rsid="003b129e" style:language-asian="tr" style:country-asian="TR" style:font-style-asian="normal" style:font-name-complex="Times New Roman" style:font-weight-complex="normal"/>
    </style:style>
    <style:style style:name="T116" style:family="text">
      <style:text-properties fo:font-style="normal" officeooo:rsid="003c9814" style:language-asian="tr" style:country-asian="TR" style:font-style-asian="normal" style:font-name-complex="Times New Roman" style:font-weight-complex="normal"/>
    </style:style>
    <style:style style:name="T117" style:family="text">
      <style:text-properties fo:font-style="normal" officeooo:rsid="0056ecfa" style:language-asian="tr" style:country-asian="TR" style:font-style-asian="normal" style:font-name-complex="Times New Roman" style:font-weight-complex="normal"/>
    </style:style>
    <style:style style:name="T118" style:family="text">
      <style:text-properties fo:font-style="normal" officeooo:rsid="007e3d08" style:language-asian="tr" style:country-asian="TR" style:font-style-asian="normal" style:font-name-complex="Times New Roman" style:font-weight-complex="normal"/>
    </style:style>
    <style:style style:name="T119" style:family="text">
      <style:text-properties fo:font-style="normal" officeooo:rsid="008f180f" style:language-asian="tr" style:country-asian="TR" style:font-style-asian="normal" style:font-name-complex="Times New Roman" style:font-weight-complex="normal"/>
    </style:style>
    <style:style style:name="T120"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21" style:family="text">
      <style:text-properties fo:language="tr" fo:country="TR" fo:font-weight="bold" officeooo:rsid="0024c625" style:font-weight-asian="bold" style:font-name-complex="Times New Roman1" style:font-weight-complex="bold"/>
    </style:style>
    <style:style style:name="T122" style:family="text">
      <style:text-properties fo:language="tr" fo:country="TR" fo:font-weight="bold" officeooo:rsid="0043c25c" style:font-weight-asian="bold" style:font-name-complex="Times New Roman1" style:font-weight-complex="bold"/>
    </style:style>
    <style:style style:name="T123" style:family="text">
      <style:text-properties fo:language="tr" fo:country="TR" fo:font-weight="bold" officeooo:rsid="00172ad1" style:font-weight-asian="bold" style:font-name-complex="Times New Roman1" style:font-weight-complex="bold"/>
    </style:style>
    <style:style style:name="T124" style:family="text">
      <style:text-properties fo:language="tr" fo:country="TR" fo:font-weight="bold" officeooo:rsid="0024c625" style:language-asian="tr" style:country-asian="TR" style:font-weight-asian="bold" style:font-name-complex="Times New Roman1" style:font-weight-complex="bold"/>
    </style:style>
    <style:style style:name="T125" style:family="text">
      <style:text-properties fo:language="tr" fo:country="TR" fo:font-weight="bold" officeooo:rsid="004d17d8" style:language-asian="tr" style:country-asian="TR" style:font-weight-asian="bold" style:font-name-complex="Times New Roman1" style:font-weight-complex="bold"/>
    </style:style>
    <style:style style:name="T126" style:family="text">
      <style:text-properties fo:language="tr" fo:country="TR" fo:font-weight="bold" officeooo:rsid="0023f1ec" style:language-asian="tr" style:country-asian="TR" style:font-weight-asian="bold" style:font-name-complex="Times New Roman1" style:font-weight-complex="bold"/>
    </style:style>
    <style:style style:name="T127" style:family="text">
      <style:text-properties fo:language="tr" fo:country="TR" fo:font-weight="bold" officeooo:rsid="001cc920" style:language-asian="tr" style:country-asian="TR" style:font-weight-asian="bold" style:font-name-complex="Times New Roman1" style:font-weight-complex="bold"/>
    </style:style>
    <style:style style:name="T128" style:family="text">
      <style:text-properties fo:language="tr" fo:country="TR" fo:font-style="normal" fo:font-weight="bold" officeooo:rsid="0024c625" style:language-asian="tr" style:country-asian="TR" style:font-style-asian="normal" style:font-weight-asian="bold" style:font-name-complex="Times New Roman1" style:font-weight-complex="normal"/>
    </style:style>
    <style:style style:name="T129" style:family="text">
      <style:text-properties fo:language="tr" fo:country="TR" fo:font-style="normal" fo:font-weight="bold" officeooo:rsid="002a4e45" style:language-asian="tr" style:country-asian="TR" style:font-style-asian="normal" style:font-weight-asian="bold" style:font-name-complex="Times New Roman1" style:font-weight-complex="normal"/>
    </style:style>
    <style:style style:name="T130" style:family="text">
      <style:text-properties fo:language="tr" fo:country="TR" fo:font-style="normal" fo:font-weight="bold" officeooo:rsid="0024c625" style:language-asian="tr" style:country-asian="TR" style:font-style-asian="normal" style:font-weight-asian="bold" style:font-name-complex="Times New Roman1" style:font-weight-complex="bold"/>
    </style:style>
    <style:style style:name="T131" style:family="text">
      <style:text-properties fo:language="tr" fo:country="TR" fo:font-style="normal" fo:font-weight="bold" officeooo:rsid="002a4e45" style:language-asian="tr" style:country-asian="TR" style:font-style-asian="normal" style:font-weight-asian="bold" style:font-name-complex="Times New Roman1" style:font-weight-complex="bold"/>
    </style:style>
    <style:style style:name="T132" style:family="text">
      <style:text-properties fo:language="tr" fo:country="TR" fo:font-style="normal" fo:font-weight="normal" officeooo:rsid="0023f1ec" style:language-asian="tr" style:country-asian="TR" style:font-style-asian="normal" style:font-weight-asian="normal" style:font-name-complex="Times New Roman1" style:font-weight-complex="normal"/>
    </style:style>
    <style:style style:name="T133" style:family="text">
      <style:text-properties fo:language="tr" fo:country="TR" fo:font-style="normal" fo:font-weight="normal" officeooo:rsid="0024c625" style:language-asian="tr" style:country-asian="TR" style:font-style-asian="normal" style:font-weight-asian="normal" style:font-name-complex="Times New Roman1" style:font-weight-complex="normal"/>
    </style:style>
    <style:style style:name="T134" style:family="text">
      <style:text-properties fo:language="tr" fo:country="TR" fo:font-weight="normal" officeooo:rsid="0024c625" style:language-asian="tr" style:country-asian="TR" style:font-weight-asian="normal" style:font-name-complex="Times New Roman1" style:font-weight-complex="normal"/>
    </style:style>
    <style:style style:name="T135" style:family="text">
      <style:text-properties fo:language="tr" fo:country="TR" fo:font-weight="normal" officeooo:rsid="004d17d8" style:language-asian="tr" style:country-asian="TR" style:font-weight-asian="normal" style:font-name-complex="Times New Roman1" style:font-weight-complex="normal"/>
    </style:style>
    <style:style style:name="T136" style:family="text">
      <style:text-properties fo:language="tr" fo:country="TR" fo:font-weight="normal" officeooo:rsid="0023f1ec" style:language-asian="tr" style:country-asian="TR" style:font-weight-asian="normal" style:font-name-complex="Times New Roman1" style:font-weight-complex="normal"/>
    </style:style>
    <style:style style:name="T137" style:family="text">
      <style:text-properties fo:language="tr" fo:country="TR" fo:font-weight="normal" officeooo:rsid="001cc920" style:language-asian="tr" style:country-asian="TR" style:font-weight-asian="normal" style:font-name-complex="Times New Roman1" style:font-weight-complex="normal"/>
    </style:style>
    <style:style style:name="T138" style:family="text">
      <style:text-properties officeooo:rsid="002b0bb3"/>
    </style:style>
    <style:style style:name="T139" style:family="text">
      <style:text-properties style:language-asian="tr" style:country-asian="TR" style:font-name-complex="Times New Roman"/>
    </style:style>
    <style:style style:name="T140" style:family="text">
      <style:text-properties officeooo:rsid="00172ad1" style:language-asian="tr" style:country-asian="TR" style:font-name-complex="Times New Roman"/>
    </style:style>
    <style:style style:name="T141" style:family="text">
      <style:text-properties officeooo:rsid="002bcdb2" style:language-asian="tr" style:country-asian="TR" style:font-name-complex="Times New Roman"/>
    </style:style>
    <style:style style:name="T142" style:family="text">
      <style:text-properties officeooo:rsid="00310090" style:language-asian="tr" style:country-asian="TR" style:font-name-complex="Times New Roman"/>
    </style:style>
    <style:style style:name="T143" style:family="text">
      <style:text-properties officeooo:rsid="0033b636" style:language-asian="tr" style:country-asian="TR" style:font-name-complex="Times New Roman"/>
    </style:style>
    <style:style style:name="T144" style:family="text">
      <style:text-properties officeooo:rsid="003aa60a" style:language-asian="tr" style:country-asian="TR" style:font-name-complex="Times New Roman"/>
    </style:style>
    <style:style style:name="T145" style:family="text">
      <style:text-properties officeooo:rsid="0013e64a" style:language-asian="tr" style:country-asian="TR" style:font-name-complex="Times New Roman"/>
    </style:style>
    <style:style style:name="T146" style:family="text">
      <style:text-properties officeooo:rsid="003b129e" style:language-asian="tr" style:country-asian="TR" style:font-name-complex="Times New Roman"/>
    </style:style>
    <style:style style:name="T147" style:family="text">
      <style:text-properties officeooo:rsid="0022f6e7" style:language-asian="tr" style:country-asian="TR" style:font-name-complex="Times New Roman"/>
    </style:style>
    <style:style style:name="T148" style:family="text">
      <style:text-properties officeooo:rsid="003c9814" style:language-asian="tr" style:country-asian="TR" style:font-name-complex="Times New Roman"/>
    </style:style>
    <style:style style:name="T149" style:family="text">
      <style:text-properties officeooo:rsid="003d13be" style:language-asian="tr" style:country-asian="TR" style:font-name-complex="Times New Roman"/>
    </style:style>
    <style:style style:name="T150" style:family="text">
      <style:text-properties officeooo:rsid="003d6035" style:language-asian="tr" style:country-asian="TR" style:font-name-complex="Times New Roman"/>
    </style:style>
    <style:style style:name="T151" style:family="text">
      <style:text-properties officeooo:rsid="00467d30" style:language-asian="tr" style:country-asian="TR" style:font-name-complex="Times New Roman"/>
    </style:style>
    <style:style style:name="T152" style:family="text">
      <style:text-properties officeooo:rsid="004958df" style:language-asian="tr" style:country-asian="TR" style:font-name-complex="Times New Roman"/>
    </style:style>
    <style:style style:name="T153" style:family="text">
      <style:text-properties officeooo:rsid="004e8cf1" style:language-asian="tr" style:country-asian="TR" style:font-name-complex="Times New Roman"/>
    </style:style>
    <style:style style:name="T154" style:family="text">
      <style:text-properties officeooo:rsid="00455e00" style:language-asian="tr" style:country-asian="TR" style:font-name-complex="Times New Roman"/>
    </style:style>
    <style:style style:name="T155" style:family="text">
      <style:text-properties officeooo:rsid="001c4bd1" style:language-asian="tr" style:country-asian="TR" style:font-name-complex="Times New Roman"/>
    </style:style>
    <style:style style:name="T156" style:family="text">
      <style:text-properties officeooo:rsid="0047d350" style:language-asian="tr" style:country-asian="TR" style:font-name-complex="Times New Roman"/>
    </style:style>
    <style:style style:name="T157" style:family="text">
      <style:text-properties officeooo:rsid="0016608b" style:language-asian="tr" style:country-asian="TR" style:font-name-complex="Times New Roman"/>
    </style:style>
    <style:style style:name="T158" style:family="text">
      <style:text-properties officeooo:rsid="00348da0" style:language-asian="tr" style:country-asian="TR" style:font-name-complex="Times New Roman"/>
    </style:style>
    <style:style style:name="T159" style:family="text">
      <style:text-properties officeooo:rsid="006bae34" style:language-asian="tr" style:country-asian="TR" style:font-name-complex="Times New Roman"/>
    </style:style>
    <style:style style:name="T160" style:family="text">
      <style:text-properties officeooo:rsid="008f180f" style:language-asian="tr" style:country-asian="TR" style:font-name-complex="Times New Roman"/>
    </style:style>
    <style:style style:name="T161" style:family="text">
      <style:text-properties officeooo:rsid="0097ef5f" style:language-asian="tr" style:country-asian="TR" style:font-name-complex="Times New Roman"/>
    </style:style>
    <style:style style:name="T162" style:family="text">
      <style:text-properties officeooo:rsid="002b0bb3" style:language-asian="tr" style:country-asian="TR" style:font-name-complex="Times New Roman"/>
    </style:style>
    <style:style style:name="T163" style:family="text">
      <style:text-properties officeooo:rsid="001ab6fb" style:language-asian="tr" style:country-asian="TR" style:font-name-complex="Times New Roman"/>
    </style:style>
    <style:style style:name="T164" style:family="text">
      <style:text-properties officeooo:rsid="00875977" style:language-asian="tr" style:country-asian="TR" style:font-name-complex="Times New Roman"/>
    </style:style>
    <style:style style:name="T165" style:family="text">
      <style:text-properties officeooo:rsid="00512536" style:language-asian="tr" style:country-asian="TR" style:font-name-complex="Times New Roman"/>
    </style:style>
    <style:style style:name="T166" style:family="text">
      <style:text-properties officeooo:rsid="0013588f" style:language-asian="tr" style:country-asian="TR" style:font-name-complex="Times New Roman"/>
    </style:style>
    <style:style style:name="T167" style:family="text">
      <style:text-properties officeooo:rsid="00443595" style:language-asian="tr" style:country-asian="TR" style:font-name-complex="Times New Roman"/>
    </style:style>
    <style:style style:name="T168" style:family="text">
      <style:text-properties officeooo:rsid="0014c035" style:language-asian="tr" style:country-asian="TR" style:font-name-complex="Times New Roman"/>
    </style:style>
    <style:style style:name="T169" style:family="text">
      <style:text-properties officeooo:rsid="006fa4e9" style:language-asian="tr" style:country-asian="TR" style:font-name-complex="Times New Roman"/>
    </style:style>
    <style:style style:name="T170" style:family="text">
      <style:text-properties officeooo:rsid="004a1f33" style:language-asian="tr" style:country-asian="TR" style:font-name-complex="Times New Roman"/>
    </style:style>
    <style:style style:name="T171" style:family="text">
      <style:text-properties officeooo:rsid="005e4a91" style:language-asian="tr" style:country-asian="TR" style:font-name-complex="Times New Roman"/>
    </style:style>
    <style:style style:name="T172" style:family="text">
      <style:text-properties officeooo:rsid="00a43a1d" style:language-asian="tr" style:country-asian="TR" style:font-name-complex="Times New Roman"/>
    </style:style>
    <style:style style:name="T173" style:family="text">
      <style:text-properties officeooo:rsid="00a7f9fb" style:language-asian="tr" style:country-asian="TR" style:font-name-complex="Times New Roman"/>
    </style:style>
    <style:style style:name="T174" style:family="text">
      <style:text-properties officeooo:rsid="00b32608" style:language-asian="tr" style:country-asian="TR" style:font-name-complex="Times New Roman"/>
    </style:style>
    <style:style style:name="T175" style:family="text">
      <style:text-properties officeooo:rsid="00b87544" style:language-asian="tr" style:country-asian="TR" style:font-name-complex="Times New Roman"/>
    </style:style>
    <style:style style:name="T176" style:family="text">
      <style:text-properties officeooo:rsid="00b8b0f5" style:language-asian="tr" style:country-asian="TR" style:font-name-complex="Times New Roman"/>
    </style:style>
    <style:style style:name="T177" style:family="text">
      <style:text-properties officeooo:rsid="00c18a00" style:language-asian="tr" style:country-asian="TR" style:font-name-complex="Times New Roman"/>
    </style:style>
    <style:style style:name="T178" style:family="text">
      <style:text-properties officeooo:rsid="00c30c7a" style:language-asian="tr" style:country-asian="TR" style:font-name-complex="Times New Roman"/>
    </style:style>
    <style:style style:name="T179" style:family="text">
      <style:text-properties officeooo:rsid="0078c540" style:language-asian="tr" style:country-asian="TR" style:font-name-complex="Times New Roman"/>
    </style:style>
    <style:style style:name="T180" style:family="text">
      <style:text-properties style:language-asian="tr" style:country-asian="TR" style:font-name-complex="Tahoma"/>
    </style:style>
    <style:style style:name="T181" style:family="text">
      <style:text-properties officeooo:rsid="003b129e" style:language-asian="tr" style:country-asian="TR" style:font-name-complex="Tahoma"/>
    </style:style>
    <style:style style:name="T182" style:family="text">
      <style:text-properties officeooo:rsid="004958df" style:language-asian="tr" style:country-asian="TR" style:font-name-complex="Tahoma"/>
    </style:style>
    <style:style style:name="T183" style:family="text">
      <style:text-properties officeooo:rsid="006bae34" style:language-asian="tr" style:country-asian="TR" style:font-name-complex="Tahoma"/>
    </style:style>
    <style:style style:name="T184" style:family="text">
      <style:text-properties officeooo:rsid="00374a74" style:language-asian="tr" style:country-asian="TR"/>
    </style:style>
    <style:style style:name="T185" style:family="text">
      <style:text-properties officeooo:rsid="0014a809" style:language-asian="tr" style:country-asian="TR"/>
    </style:style>
    <style:style style:name="T186" style:family="text">
      <style:text-properties officeooo:rsid="00347560"/>
    </style:style>
    <style:style style:name="T187" style:family="text">
      <style:text-properties officeooo:rsid="00348da0"/>
    </style:style>
    <style:style style:name="T188" style:family="text">
      <style:text-properties officeooo:rsid="003aa60a"/>
    </style:style>
    <style:style style:name="T189" style:family="text">
      <style:text-properties officeooo:rsid="0043c25c"/>
    </style:style>
    <style:style style:name="T190" style:family="text">
      <style:text-properties officeooo:rsid="00443595"/>
    </style:style>
    <style:style style:name="T191" style:family="text">
      <style:text-properties officeooo:rsid="0047d350"/>
    </style:style>
    <style:style style:name="T192" style:family="text">
      <style:text-properties fo:font-style="italic" style:text-underline-style="solid" style:text-underline-width="auto" style:text-underline-color="font-color" fo:font-weight="bold" style:font-style-asian="italic" style:font-weight-asian="bold"/>
    </style:style>
    <style:style style:name="T1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9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9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9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9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fo:font-style="italic" fo:font-weight="bold" style:language-asian="tr" style:country-asian="TR" style:font-style-asian="italic" style:font-weight-asian="bold" style:font-name-complex="Times New Roman"/>
    </style:style>
    <style:style style:name="T201"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202"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203"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204" style:family="text">
      <style:text-properties fo:font-style="italic" fo:font-weight="bold" officeooo:rsid="00b32608" style:language-asian="tr" style:country-asian="TR" style:font-style-asian="italic" style:font-weight-asian="bold" style:font-name-complex="Times New Roman" style:font-style-complex="italic" style:font-weight-complex="bold"/>
    </style:style>
    <style:style style:name="T20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206"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207" style:family="text">
      <style:text-properties fo:font-style="italic" fo:font-weight="normal" style:language-asian="tr" style:country-asian="TR" style:font-style-asian="italic" style:font-weight-asian="normal" style:font-name-complex="Times New Roman" style:font-weight-complex="normal"/>
    </style:style>
    <style:style style:name="T208"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209"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210" style:family="text">
      <style:text-properties fo:font-style="italic" style:font-style-asian="italic" style:font-style-complex="italic"/>
    </style:style>
    <style:style style:name="T211" style:family="text">
      <style:text-properties fo:font-style="italic" style:language-asian="tr" style:country-asian="TR" style:font-style-asian="italic" style:font-name-complex="Times New Roman" style:font-style-complex="italic"/>
    </style:style>
    <style:style style:name="T212" style:family="text">
      <style:text-properties fo:font-style="italic" officeooo:rsid="00496a67" style:language-asian="tr" style:country-asian="TR" style:font-style-asian="italic" style:font-name-complex="Times New Roman" style:font-style-complex="italic" style:font-weight-complex="normal"/>
    </style:style>
    <style:style style:name="T213" style:family="text">
      <style:text-properties fo:font-style="italic" officeooo:rsid="002b0bb3" style:language-asian="tr" style:country-asian="TR" style:font-style-asian="italic" style:font-name-complex="Times New Roman" style:font-style-complex="italic" style:font-weight-complex="normal"/>
    </style:style>
    <style:style style:name="T214" style:family="text">
      <style:text-properties fo:font-style="italic" officeooo:rsid="003b129e" style:language-asian="tr" style:country-asian="TR" style:font-style-asian="italic" style:font-name-complex="Times New Roman" style:font-style-complex="italic"/>
    </style:style>
    <style:style style:name="T215" style:family="text">
      <style:text-properties fo:font-style="italic" officeooo:rsid="005192be" style:language-asian="tr" style:country-asian="TR" style:font-style-asian="italic" style:font-name-complex="Times New Roman" style:font-style-complex="italic"/>
    </style:style>
    <style:style style:name="T216" style:family="text">
      <style:text-properties fo:font-style="italic" officeooo:rsid="0047d350" style:language-asian="tr" style:country-asian="TR" style:font-style-asian="italic" style:font-name-complex="Times New Roman" style:font-style-complex="italic"/>
    </style:style>
    <style:style style:name="T217" style:family="text">
      <style:text-properties fo:font-style="italic" officeooo:rsid="005915ab" style:language-asian="tr" style:country-asian="TR" style:font-style-asian="italic" style:font-name-complex="Times New Roman" style:font-style-complex="italic"/>
    </style:style>
    <style:style style:name="T218" style:family="text">
      <style:text-properties fo:font-style="italic" officeooo:rsid="00b32608" style:language-asian="tr" style:country-asian="TR" style:font-style-asian="italic" style:font-name-complex="Times New Roman" style:font-style-complex="italic"/>
    </style:style>
    <style:style style:name="T219" style:family="text">
      <style:text-properties fo:font-style="italic" officeooo:rsid="00ba828e" style:language-asian="tr" style:country-asian="TR" style:font-style-asian="italic" style:font-name-complex="Times New Roman" style:font-style-complex="italic"/>
    </style:style>
    <style:style style:name="T220"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221" style:family="text">
      <style:text-properties officeooo:rsid="004c1294"/>
    </style:style>
    <style:style style:name="T222" style:family="text">
      <style:text-properties officeooo:rsid="004d17d8"/>
    </style:style>
    <style:style style:name="T223" style:family="text">
      <style:text-properties officeooo:rsid="005079a5"/>
    </style:style>
    <style:style style:name="T224" style:family="text">
      <style:text-properties officeooo:rsid="006bae34"/>
    </style:style>
    <style:style style:name="T225" style:family="text">
      <style:text-properties style:text-underline-style="solid" style:text-underline-width="auto" style:text-underline-color="font-color"/>
    </style:style>
    <style:style style:name="T226" style:family="text">
      <style:text-properties style:text-underline-style="solid" style:text-underline-width="auto" style:text-underline-color="font-color" officeooo:rsid="006bae34"/>
    </style:style>
    <style:style style:name="T227" style:family="text">
      <style:text-properties officeooo:rsid="008676e7"/>
    </style:style>
    <style:style style:name="T228"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29"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30" style:family="text">
      <style:text-properties officeooo:rsid="0097ef5f"/>
    </style:style>
    <style:style style:name="T231" style:family="text">
      <style:text-properties officeooo:rsid="00a09823"/>
    </style:style>
    <style:style style:name="T232" style:family="text">
      <style:text-properties style:font-name="Abyssinica SIL" style:language-asian="tr" style:country-asian="TR" style:font-name-complex="Times New Roman"/>
    </style:style>
    <style:style style:name="T233" style:family="text">
      <style:text-properties style:font-name="Abyssinica SIL" officeooo:rsid="0013e64a" style:language-asian="tr" style:country-asian="TR" style:font-name-complex="Times New Roman"/>
    </style:style>
    <style:style style:name="T234" style:family="text">
      <style:text-properties style:font-name="Abyssinica SIL" officeooo:rsid="003c3a02" style:language-asian="tr" style:country-asian="TR" style:font-name-complex="Times New Roman"/>
    </style:style>
    <style:style style:name="T235" style:family="text">
      <style:text-properties style:font-name="Abyssinica SIL" officeooo:rsid="004958df" style:language-asian="tr" style:country-asian="TR" style:font-name-complex="Times New Roman"/>
    </style:style>
    <style:style style:name="T236" style:family="text">
      <style:text-properties officeooo:rsid="0078c540"/>
    </style:style>
    <style:style style:name="T237" style:family="text">
      <style:text-properties officeooo:rsid="00b0e99e"/>
    </style:style>
    <style:style style:name="T238" style:family="text">
      <style:text-properties officeooo:rsid="00b1d6f4"/>
    </style:style>
    <style:style style:name="T239" style:family="text">
      <style:text-properties officeooo:rsid="00b3f9ce"/>
    </style:style>
    <style:style style:name="T240" style:family="text">
      <style:text-properties fo:font-size="12pt" officeooo:rsid="005e877f" style:font-size-asian="12pt" style:font-size-complex="12pt"/>
    </style:style>
    <style:style style:name="T241" style:family="text">
      <style:text-properties fo:font-size="12pt" officeooo:rsid="00b8b0f5" style:font-size-asian="12pt" style:font-size-complex="12pt"/>
    </style:style>
    <style:style style:name="T242" style:family="text">
      <style:text-properties fo:font-size="12pt" style:font-size-asian="12pt" style:language-asian="tr" style:country-asian="TR" style:font-name-complex="Times New Roman" style:font-size-complex="12pt"/>
    </style:style>
    <style:style style:name="T243" style:family="text">
      <style:text-properties fo:font-size="12pt" officeooo:rsid="0078c540" style:font-size-asian="12pt" style:language-asian="tr" style:country-asian="TR" style:font-name-complex="Times New Roman" style:font-size-complex="12pt"/>
    </style:style>
    <style:style style:name="T244" style:family="text">
      <style:text-properties fo:font-size="12pt" officeooo:rsid="0014c035" style:font-size-asian="12pt" style:language-asian="tr" style:country-asian="TR" style:font-name-complex="Times New Roman" style:font-size-complex="12pt"/>
    </style:style>
    <style:style style:name="T245"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246"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247"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248" style:family="text">
      <style:text-properties officeooo:rsid="00b87544"/>
    </style:style>
    <style:style style:name="T249" style:family="text">
      <style:text-properties officeooo:rsid="00b8b0f5"/>
    </style:style>
    <style:style style:name="T250" style:family="text">
      <style:text-properties style:font-name="Chilanka" fo:language="tr" fo:country="TR" fo:font-style="normal" fo:font-weight="bold" officeooo:rsid="00172ad1" style:language-asian="tr" style:country-asian="TR" style:font-style-asian="normal" style:font-weight-asian="bold" style:font-name-complex="Times New Roman1" style:font-weight-complex="normal"/>
    </style:style>
    <style:style style:name="T251" style:family="text">
      <style:text-properties style:font-name="Chilanka" fo:language="tr" fo:country="TR" fo:font-style="normal" fo:font-weight="bold" officeooo:rsid="007c47bc" style:language-asian="tr" style:country-asian="TR" style:font-style-asian="normal" style:font-weight-asian="bold" style:font-name-complex="Times New Roman1" style:font-weight-complex="normal"/>
    </style:style>
    <style:style style:name="T252" style:family="text">
      <style:text-properties style:font-name="Chilanka" fo:language="tr" fo:country="TR" fo:font-style="normal" fo:font-weight="normal" officeooo:rsid="00172ad1" style:language-asian="tr" style:country-asian="TR" style:font-style-asian="normal" style:font-weight-asian="normal" style:font-name-complex="Times New Roman1" style:font-weight-complex="normal"/>
    </style:style>
    <style:style style:name="T253" style:family="text">
      <style:text-properties style:font-name="Chilanka" fo:language="tr" fo:country="TR" fo:font-style="normal" fo:font-weight="normal" officeooo:rsid="004c1294" style:language-asian="tr" style:country-asian="TR" style:font-style-asian="normal" style:font-weight-asian="normal" style:font-name-complex="Times New Roman1" style:font-weight-complex="normal"/>
    </style:style>
    <style:style style:name="T254" style:family="text">
      <style:text-properties style:font-name="Chilanka" fo:language="tr" fo:country="TR" fo:font-style="normal" fo:font-weight="normal" officeooo:rsid="007c47bc" style:language-asian="tr" style:country-asian="TR" style:font-style-asian="normal" style:font-weight-asian="normal" style:font-name-complex="Times New Roman1" style:font-weight-complex="normal"/>
    </style:style>
    <style:style style:name="T255" style:family="text">
      <style:text-properties style:font-name="Chilanka" fo:language="tr" fo:country="TR" fo:font-weight="bold" officeooo:rsid="00172ad1" style:language-asian="tr" style:country-asian="TR" style:font-weight-asian="bold" style:font-name-complex="Times New Roman1" style:font-weight-complex="bold"/>
    </style:style>
    <style:style style:name="T256" style:family="text">
      <style:text-properties style:font-name="Chilanka" fo:language="tr" fo:country="TR" fo:font-weight="bold" officeooo:rsid="00c18a00" style:language-asian="tr" style:country-asian="TR" style:font-weight-asian="bold" style:font-name-complex="Times New Roman1" style:font-weight-complex="bold"/>
    </style:style>
    <style:style style:name="T257" style:family="text">
      <style:text-properties style:font-name="Chilanka" fo:language="tr" fo:country="TR" fo:font-weight="normal" officeooo:rsid="00172ad1" style:language-asian="tr" style:country-asian="TR" style:font-weight-asian="normal" style:font-name-complex="Times New Roman1" style:font-weight-complex="normal"/>
    </style:style>
    <style:style style:name="T258" style:family="text">
      <style:text-properties style:font-name="Chilanka" fo:language="tr" fo:country="TR" fo:font-weight="normal" officeooo:rsid="0043c25c" style:language-asian="tr" style:country-asian="TR" style:font-weight-asian="normal" style:font-name-complex="Times New Roman1" style:font-weight-complex="normal"/>
    </style:style>
    <style:style style:name="T259" style:family="text">
      <style:text-properties style:font-name="Chilanka" fo:language="tr" fo:country="TR" fo:font-weight="normal" officeooo:rsid="007c49c4" style:language-asian="tr" style:country-asian="TR" style:font-weight-asian="normal" style:font-name-complex="Times New Roman1" style:font-weight-complex="normal"/>
    </style:style>
    <style:style style:name="T260" style:family="text">
      <style:text-properties style:font-name="Chilanka" fo:language="tr" fo:country="TR" fo:font-weight="normal" officeooo:rsid="004c1294" style:language-asian="tr" style:country-asian="TR" style:font-weight-asian="normal" style:font-name-complex="Times New Roman1" style:font-weight-complex="normal"/>
    </style:style>
    <style:style style:name="T261" style:family="text">
      <style:text-properties style:font-name="Chilanka" fo:language="tr" fo:country="TR" fo:font-weight="normal" officeooo:rsid="007c47bc" style:language-asian="tr" style:country-asian="TR" style:font-weight-asian="normal" style:font-name-complex="Times New Roman1" style:font-weight-complex="normal"/>
    </style:style>
    <style:style style:name="T262" style:family="text">
      <style:text-properties style:font-name="Chilanka" fo:language="tr" fo:country="TR" fo:font-weight="normal" officeooo:rsid="00c18a00" style:language-asian="tr" style:country-asian="TR" style:font-weight-asian="normal" style:font-name-complex="Times New Roman1" style:font-weight-complex="normal"/>
    </style:style>
    <style:style style:name="T263" style:family="text">
      <style:text-properties style:font-name="Chilanka" fo:language="tr" fo:country="TR" fo:font-weight="normal" officeooo:rsid="00c30c7a" style:language-asian="tr" style:country-asian="TR" style:font-weight-asian="normal" style:font-name-complex="Times New Roman1" style:font-weight-complex="normal"/>
    </style:style>
    <style:style style:name="T264" style:family="text">
      <style:text-properties style:font-name="Chilanka" fo:language="tr" fo:country="TR" fo:font-weight="normal" officeooo:rsid="003c9814" style:language-asian="tr" style:country-asian="TR" style:font-weight-asian="normal" style:font-name-complex="Times New Roman" style:font-weight-complex="normal"/>
    </style:style>
    <style:style style:name="T265" style:family="text">
      <style:text-properties style:font-name="Chilanka" fo:language="tr" fo:country="TR" fo:font-weight="normal" officeooo:rsid="0022f6e7" style:language-asian="tr" style:country-asian="TR" style:font-weight-asian="normal" style:font-name-complex="Times New Roman" style:font-weight-complex="normal"/>
    </style:style>
    <style:style style:name="T266" style:family="text">
      <style:text-properties style:font-name="Chilanka" fo:language="tr" fo:country="TR" fo:font-weight="normal" officeooo:rsid="00172ad1" style:language-asian="tr" style:country-asian="TR" style:font-weight-asian="normal" style:font-name-complex="Times New Roman" style:font-weight-complex="normal"/>
    </style:style>
    <style:style style:name="T267" style:family="text">
      <style:text-properties style:font-name="Chilanka" fo:language="tr" fo:country="TR" fo:font-weight="normal" officeooo:rsid="007c47bc" style:language-asian="tr" style:country-asian="TR" style:font-weight-asian="normal" style:font-name-complex="Times New Roman" style:font-weight-complex="normal"/>
    </style:style>
    <style:style style:name="T268" style:family="text">
      <style:text-properties style:font-name="Chilanka" fo:language="tr" fo:country="TR" fo:font-weight="normal" officeooo:rsid="003b129e" style:language-asian="tr" style:country-asian="TR" style:font-weight-asian="normal" style:font-name-complex="Times New Roman" style:font-weight-complex="normal"/>
    </style:style>
    <style:style style:name="T269" style:family="text">
      <style:text-properties style:font-name="Chilanka" fo:language="tr" fo:country="TR" fo:font-weight="normal" officeooo:rsid="003d13be" style:language-asian="tr" style:country-asian="TR" style:font-weight-asian="normal" style:font-name-complex="Times New Roman" style:font-weight-complex="normal"/>
    </style:style>
    <style:style style:name="T270" style:family="text">
      <style:text-properties style:font-name="Chilanka" fo:language="tr" fo:country="TR" fo:font-weight="normal" officeooo:rsid="0013e64a" style:language-asian="tr" style:country-asian="TR" style:font-weight-asian="normal" style:font-name-complex="Times New Roman" style:font-weight-complex="normal"/>
    </style:style>
    <style:style style:name="T271" style:family="text">
      <style:text-properties style:font-name="Chilanka" fo:language="tr" fo:country="TR" fo:font-weight="normal" officeooo:rsid="00c30c7a" style:language-asian="tr" style:country-asian="TR" style:font-weight-asian="normal" style:font-name-complex="Times New Roman" style:font-weight-complex="normal"/>
    </style:style>
    <style:style style:name="T272" style:family="text">
      <style:text-properties style:font-name="Chilanka" fo:language="tr" fo:country="TR" fo:font-weight="normal" officeooo:rsid="00172ad1" style:language-asian="tr" style:country-asian="TR" style:font-weight-asian="normal" style:font-name-complex="Tahoma" style:font-weight-complex="normal"/>
    </style:style>
    <style:style style:name="T273" style:family="text">
      <style:text-properties style:font-name="Chilanka" fo:language="tr" fo:country="TR" fo:font-weight="bold" officeooo:rsid="002bcdb2" style:language-asian="tr" style:country-asian="TR" style:font-weight-asian="bold" style:font-name-complex="Times New Roman" style:font-weight-complex="bold"/>
    </style:style>
    <style:style style:name="T274" style:family="text">
      <style:text-properties style:font-name="Chilanka" fo:language="tr" fo:country="TR" fo:font-weight="normal" officeooo:rsid="0024c625" style:language-asian="tr" style:country-asian="TR" style:font-weight-asian="normal" style:font-name-complex="Times New Roman" style:font-weight-complex="normal"/>
    </style:style>
    <style:style style:name="T275" style:family="text">
      <style:text-properties style:font-name="Chilanka" fo:language="tr" fo:country="TR" fo:font-weight="normal" officeooo:rsid="004e8cf1" style:language-asian="tr" style:country-asian="TR" style:font-weight-asian="normal" style:font-name-complex="Times New Roman" style:font-weight-complex="normal"/>
    </style:style>
    <style:style style:name="T276" style:family="text">
      <style:text-properties style:font-name="Chilanka" fo:language="tr" fo:country="TR" fo:font-weight="normal" officeooo:rsid="003d6035" style:language-asian="tr" style:country-asian="TR" style:font-weight-asian="normal" style:font-name-complex="Times New Roman" style:font-weight-complex="normal"/>
    </style:style>
    <style:style style:name="T277" style:family="text">
      <style:text-properties style:font-name="Chilanka" fo:language="tr" fo:country="TR" fo:font-weight="normal" officeooo:rsid="00455e00" style:language-asian="tr" style:country-asian="TR" style:font-weight-asian="normal" style:font-name-complex="Times New Roman" style:font-weight-complex="normal"/>
    </style:style>
    <style:style style:name="T278" style:family="text">
      <style:text-properties officeooo:rsid="00276427" style:font-name-complex="Times New Roman1"/>
    </style:style>
    <style:style style:name="T279" style:family="text">
      <style:text-properties officeooo:rsid="005e877f"/>
    </style:style>
    <style:style style:name="T280" style:family="text">
      <style:text-properties officeooo:rsid="007c47bc"/>
    </style:style>
    <style:style style:name="T281" style:family="text">
      <style:text-properties officeooo:rsid="006fa4e9"/>
    </style:style>
    <style:style style:name="T282" style:family="text">
      <style:text-properties officeooo:rsid="00c4ba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ELİRLİ SÜRELİ KİRA SÖZLEŞMESİ</text:p>
      <text:p text:style-name="P9"><text:span text:style-name="T32">MADDE </text:span><text:span text:style-name="T33">1<text:tab/></text:span><text:span text:style-name="T77">Tanım</text:span><text:span text:style-name="T87">lar</text:span><text:span text:style-name="T77">:</text:span><text:span text:style-name="T96"> </text:span><text:span text:style-name="T97">İ</text:span><text:span text:style-name="T98">şbu sözleşmede adı geçen; </text:span><text:span text:style-name="T78">Kiraya veren</text:span><text:span text:style-name="T97">; </text:span><text:span text:style-name="T100">mecurun</text:span><text:span text:style-name="T97"> sahibi</text:span><text:span text:style-name="T98">ni</text:span><text:span text:style-name="T97"> ve/veya vekili</text:span><text:span text:style-name="T98">ni</text:span><text:span text:style-name="T97">, </text:span><text:span text:style-name="T78">Kiracı;</text:span><text:span text:style-name="T107"> </text:span><text:span text:style-name="T110">mecuru</text:span><text:span text:style-name="T107"> kiralama hak</text:span><text:span text:style-name="T109">k</text:span><text:span text:style-name="T107">ını belirli bir ücret karşılığında </text:span><text:span text:style-name="T110">belirli bir süre</text:span><text:span text:style-name="T107"> kabul <text:s/>eden gerçek veya tüzel kişi</text:span><text:span text:style-name="T108">yi</text:span><text:span text:style-name="T98"> ifade eder. </text:span><text:span text:style-name="T3">İşbu k</text:span>ira sözleşme<text:span text:style-name="T231">yle</text:span>, kiraya veren , <text:span text:style-name="T27">bu sözleşmede özellikleri belirtilen mecurun</text:span> kullanı<text:span text:style-name="T190">mını,</text:span> <text:span text:style-name="T189">belli bir süre için, belirlenen fiyatla</text:span> kiracıya bırak<text:span text:style-name="T231">ır</text:span>.</text:p>
      <text:p text:style-name="P49"><text:span text:style-name="T122">M</text:span><text:span text:style-name="T123">ADDE </text:span><text:span text:style-name="T121">2<text:tab/></text:span><text:span text:style-name="T273">Sözleşmenin feshi : </text:span><text:span text:style-name="T274">İşbu sözleşmenin herhangi bir maddesinin ihlali ile </text:span><text:span text:style-name="T275">veya süre bitiminde</text:span><text:span text:style-name="T274">, </text:span><text:span text:style-name="T276">kiraya verenin hakları saklı kalmak şartıyla</text:span><text:span text:style-name="T274"> sözleşme fesh edilir ve kiracı mecuru hiçbir ihtara gerek kalmadan boşaltma</text:span><text:span text:style-name="T277">yı kabul ve taahhüt etmiştir.</text:span><text:span text:style-name="T274">. </text:span></text:p>
      <text:p text:style-name="P10"><text:span text:style-name="T38">M</text:span><text:span text:style-name="T32">ADDE 3 <text:tab/></text:span><text:span text:style-name="T88">Vergi ve benzeri yükümlülüklere katlanma borcu : </text:span>Kiralanana <text:span text:style-name="T221">ait, kültür, arsa, bina vergileri kiraya veren ;</text:span> <text:span text:style-name="T223">kira stopaj </text:span>vergi<text:span text:style-name="T76">si, çevre temizlik vergisi </text:span>v<text:span text:style-name="T248">b.</text:span> <text:span text:style-name="T27">kiracı tarafından ödenecektir. </text:span><text:span text:style-name="T140">Kiracı elektrik, su, </text:span><text:span text:style-name="T142">aidat</text:span><text:span text:style-name="T140"> vb. abone gerektiren işlemlerde, kira başlangıcında </text:span><text:span text:style-name="T175">varsa</text:span><text:span text:style-name="T140"> abonelikleri üzerine alacaktır ve kira müddeti boyunca bu </text:span><text:span text:style-name="T143">aboneliklere ait</text:span><text:span text:style-name="T140"> giderler kiracıya aittir. </text:span><text:span text:style-name="T175">Abonelik olmadan kullanılan elektrik, su giderleri kiracı tarafından ödenir.</text:span></text:p>
      <text:p text:style-name="P9"><text:span text:style-name="T32">MADDE </text:span><text:span text:style-name="T33">4 <text:tab/></text:span><text:span text:style-name="T89">Yan giderlere katlanma borcu</text:span><text:span text:style-name="T32"> : </text:span>Kira<text:span text:style-name="T27">cı</text:span>, kiralananın kullanımıyla ilgili olmak üzere, kendisi veya üçüncü kişi tarafından yapılan yan giderlere katlanmakla yükümlüdür.</text:p>
      <text:p text:style-name="P11"><text:span text:style-name="T32">MADDE </text:span><text:span text:style-name="T33">5<text:tab/></text:span><text:span text:style-name="T89">Kiralananın teslim anında </text:span><text:span text:style-name="T92">ve </text:span><text:span text:style-name="T89">sonra</text:span><text:span text:style-name="T92">sı</text:span><text:span text:style-name="T89"> ayıplı hâle gelmesinden sorumluluk</text:span><text:span text:style-name="T32"> <text:tab/></text:span></text:p>
      <text:list xml:id="list3257187220" text:style-name="WWNum3">
        <text:list-header>
          <text:p text:style-name="P44"><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7">Kiracının, mecurun teslimi sonrası, kendi ihtiyaçları doğrultusunda ortaya çıkabilecek ve eksik olarak tanımlayacağı şeylerin sorumluluğu kiracıya aittir. </text:span></text:p>
        </text:list-header>
      </text:list>
      <text:p text:style-name="P9"><text:span text:style-name="T32">MADDE </text:span><text:span text:style-name="T37">6</text:span><text:span text:style-name="T33"><text:tab/></text:span><text:span text:style-name="T89">Kira bedelinin indirilmesi</text:span><text:span text:style-name="T32"> : </text:span>Kiracı, <text:span text:style-name="T28">kira süresi boyunca ve sonrasında, sözleşmede belirlenen kira bedelinde, mucbir sebepler dahil, herhangi bir sebeple </text:span>indirim yapılmasını isteye<text:span text:style-name="T28">mez</text:span>. <text:span text:style-name="T237">İşbu sözleşme pandemi koşulları göz önünde bulundurularak imzalanmıştır.</text:span></text:p>
      <text:p text:style-name="P9"><text:span text:style-name="T32">MADDE </text:span><text:span text:style-name="T39">7</text:span><text:span text:style-name="T33"><text:tab/></text:span><text:span text:style-name="T89">Kira bedelini ödeme borcu,</text:span><text:span text:style-name="T32"> </text:span><text:span text:style-name="T36">ifa zamanı, kiracının temerrüdü</text:span><text:span text:style-name="T32"><text:tab/><text:tab/></text:span></text:p>
      <text:list xml:id="list171010988248434" text:continue-numbering="true" text:style-name="WWNum3">
        <text:list-header>
          <text:p text:style-name="P45"><text:span text:style-name="T162">Kira bedeli nettir. <text:s/></text:span><text:span text:style-name="T139">Sözleşme</text:span><text:span text:style-name="T162">de</text:span><text:span text:style-name="T139"> </text:span><text:span text:style-name="T162">belirtilen kira bedeli</text:span><text:span text:style-name="T139">, vergiler düşüldükten sonra </text:span><text:span text:style-name="T162">kiralayana </text:span><text:span text:style-name="T139">ödene</text:span><text:span text:style-name="T162">cek</text:span><text:span text:style-name="T139"> </text:span><text:span text:style-name="T143">net </text:span><text:span text:style-name="T139">miktardır. </text:span><text:span text:style-name="T162">Kira stopaj vergisi kiracı tarafından, </text:span><text:span text:style-name="T143">kiraya veren adına </text:span><text:span text:style-name="T162">ödenecektir. Her türlü resim vergi ve harçlar, ÇTV, stopaj vergisi ve kira süresi içerisinde ortaya çıkabilecek her türlü resmi ödemeler, vergi ve harçlar kiracı tarafından ödenecektir.</text:span><text:span text:style-name="T139"> Kiracı, kira bedelini </text:span><text:span text:style-name="T163">( kira bedeli aylık ödemeli yapılacaksa her ayın </text:span><text:span text:style-name="T164">1</text:span><text:span text:style-name="T165">. günü</text:span><text:span text:style-name="T163"> peşin </text:span><text:span text:style-name="T164">olarak</text:span><text:span text:style-name="T163"> )</text:span><text:span text:style-name="T139"> ve yan giderleri,</text:span><text:span text:style-name="T163"> </text:span><text:span text:style-name="T164">peşin </text:span><text:span text:style-name="T139">ödemekle yükümlüdür. </text:span><text:span text:style-name="T150">Ki</text:span><text:span text:style-name="T163">ra ödemeleri kiraya verene ait banka hesabına yatırılacaktır. </text:span><text:span text:style-name="T139">İşbu sö</text:span><text:span text:style-name="T166">z</text:span><text:span text:style-name="T139">leşme</text:span><text:span text:style-name="T146">de belirlenen</text:span><text:span text:style-name="T139"> kira bedeli</text:span><text:span text:style-name="T146">nin ödeme vadesi </text:span><text:span text:style-name="T149">sözleşme düzenleme </text:span><text:span text:style-name="T146">tarihidir.</text:span><text:span text:style-name="T139"> Ödeme çek veya senet ile taahhüt edilmiş ise ödemenin zamanında <text:s/>ödenmemesi durumunda, </text:span><text:span text:style-name="T228">müteakip bonolarda muacceliyet kesbedece</text:span><text:span text:style-name="T229">k</text:span><text:span text:style-name="T228">,</text:span><text:span text:style-name="T139"> </text:span><text:span text:style-name="T149">çek veya senedin ödeme vadesi, sözleşme düzenleme tarihi olarak kabul edilecektir </text:span><text:span text:style-name="T167">ve</text:span><text:span text:style-name="T149"> </text:span><text:span text:style-name="T139"><text:s/></text:span><text:span text:style-name="T167">k</text:span><text:span text:style-name="T149">iracı </text:span><text:span text:style-name="T167">geçmiş ve </text:span><text:span text:style-name="T149">o</text:span><text:span text:style-name="T139">turduğu süreye ait kira borcunu, </text:span><text:span text:style-name="T146">geçen her gün için, yıllık kira bedelinin yüzde </text:span><text:span text:style-name="T149">biri</text:span><text:span text:style-name="T146"> oranında </text:span><text:span text:style-name="T149">(%1)</text:span><text:span text:style-name="T146"> </text:span><text:span text:style-name="T148">günlük </text:span><text:span text:style-name="T146">ceza bedeli </text:span><text:span text:style-name="T149">ile birlikte</text:span><text:span text:style-name="T146"> ödemeyi</text:span><text:span text:style-name="T139"> peşinen kabul ve taahhüt eder.</text:span></text:p>
        </text:list-header>
      </text:list>
      <text:p text:style-name="P9"><text:span text:style-name="T32">MADDE </text:span><text:span text:style-name="T40">8</text:span><text:span text:style-name="T34"><text:tab/></text:span><text:span text:style-name="T90">Temizlik ve bakım giderlerini ödeme borcu</text:span> : Kiracı, kiralananın olağan kullanımı için gerekli temizlik, bakım <text:span text:style-name="T237">vb.</text:span> giderleri ödemekle yükümlüdür.</text:p>
      <text:p text:style-name="P9"><text:span text:style-name="T32">MADDE </text:span><text:span text:style-name="T40">9</text:span><text:span text:style-name="T34"><text:tab/></text:span><text:span text:style-name="T37">K</text:span><text:span text:style-name="T9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73">önce kiracıya bildirmek ve bunların </text:span>yapıldığı sırada kiracının yararlarını göz önünde tutmak zorundadır. </text:p>
      <text:p text:style-name="P15"><text:span text:style-name="T32">MADD</text:span><text:span text:style-name="T42">E 10 </text:span><text:span text:style-name="T79">Kira</text:span><text:span text:style-name="T90">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15">Kiracı, <text:span text:style-name="T222">mecurda bir değişiklik yapmak isterse bu ek bir sözleşme ile belirlenmelidir.</text:span> Kiracı, kiraya verenin rızasıyla yaptığı yenilik ve değişiklikler sebebiyle kiralananda ortaya çıka<text:span text:style-name="T222">bilecek</text:span> </text:p>
      <text:p text:style-name="P15"><text:span text:style-name="T139"/></text:p>
      <text:p text:style-name="P51"><text:span text:style-name="T10">KİRAYA VEREN<text:tab/>KİRACI<text:tab/>ŞAHİT-KEFİL</text:span></text:p>
      <text:p text:style-name="P51"><text:span text:style-name="T26"><text:tab/></text:span><text:span text:style-name="T20"> </text:span><text:span text:style-name="T21">Murat Çalışkan</text:span></text:p>
      <text:p text:style-name="P15"><text:soft-page-break/><text:span text:style-name="T139">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44">Aksi bir sözleşme ile kararlaştır</text:span><text:span text:style-name="T160">ı</text:span><text:span text:style-name="T144">lmamışsa, </text:span><text:span text:style-name="T141">Kiracı, kira bitiminde yaptığı bu tip imalatları sökemez, çıkaramaz, kıramaz. Kiracı bu tip imalatları sağlam olarak kiraya verene teslim etmekle yükümlüdür. </text:span></text:p>
      <text:p text:style-name="P9"><text:span text:style-name="T42">MADDE 11</text:span><text:span text:style-name="T34"><text:tab/></text:span><text:span text:style-name="T90">Alt kira ve kullanım hakkının devri, </text:span><text:span text:style-name="T79">Kira ilişkisinin devri</text:span><text:span text:style-name="T32"> : </text:span>Kiracı, kiraya verenin yazılı rızası olmadıkça, kiralananı başkasına kiralayamayacağı gibi, kullanım hakkını da, kira ilişkisini <text:span text:style-name="T190">de</text:span> başkasına devredemez. </text:p>
      <text:p text:style-name="P9"><text:span text:style-name="T32">MADDE </text:span><text:span text:style-name="T34">1</text:span><text:span text:style-name="T41">2</text:span><text:span text:style-name="T34"><text:tab/></text:span><text:span text:style-name="T90">Kiralananın kullanılmaması</text:span><text:span text:style-name="T32"> :</text:span><text:span text:style-name="T2"> </text:span><text:span text:style-name="T8">Normal veya mucbir bir sebeple, m</text:span><text:span text:style-name="T6">ecur</text:span> kullanılmasa veya sınırlı olarak kullanılsa bile kiracı, kira bedelini ödemekle yükümlüdür. <text:span text:style-name="T230">İşbu sözleşme pandemi koşulları göz önünde bulundurularak düzenlenmiştir.</text:span></text:p>
      <text:p text:style-name="P9"><text:span text:style-name="T32">MADDE </text:span><text:span text:style-name="T37">1</text:span><text:span text:style-name="T41">3</text:span><text:span text:style-name="T34"><text:tab/></text:span><text:span text:style-name="T90">Kiralananın sözleşmenin bitiminden önce geri verilmesi</text:span><text:span text:style-name="T32"> <text:s/>: </text:span>Kiracı, sözleşme süresine veya fesih dönemine uymaksızın kiralananı geri verdiği takdirde, kira sözleşmesinden doğan borçları, <text:span text:style-name="T29">sözleşme bitim süresine kadar olan dönem boyunca devam eder. Bu gibi durumlarda kiracı, kiralananı başkasına devredemez. Kiraya veren, k</text:span>iralananın <text:span text:style-name="T186">güncel</text:span> koşullarla kiraya verilebileceği <text:span text:style-name="T29">yeni bir kiracı bulması </text:span>h<text:span text:style-name="T230">a</text:span>linde, kiracının kira sözleşmesinden doğan borçları sona erer. <text:s/><text:span text:style-name="T230">Kiracı sözleşmede belirtilen şartlarda, kiralananı kullanmasa bile, kira borcunu ödemekle yükümlüdür.</text:span></text:p>
      <text:p text:style-name="P55"><text:span text:style-name="T32">MADDE </text:span><text:span text:style-name="T37">1</text:span><text:span text:style-name="T50">4</text:span><text:span text:style-name="T32"><text:tab/></text:span><text:span text:style-name="T250">Kira süresi </text:span><text:span text:style-name="T251">ve tahliye </text:span><text:span text:style-name="T250">:</text:span><text:span text:style-name="T252"> </text:span><text:span text:style-name="T253">İşbu s</text:span><text:span text:style-name="T257">özleşme, </text:span><text:span text:style-name="T262">kiracı ile imzalanan bir önceki yılın sözleşmesinin</text:span><text:span text:style-name="T254"> devamı niteliğindedir ve</text:span><text:span text:style-name="T255"> </text:span><text:span text:style-name="T257">belirli süre</text:span><text:span text:style-name="T258">lidir, </text:span><text:span text:style-name="T259">kira bitim tarihinde her</text:span><text:span text:style-name="T258">hangi bir bildirim olmaksızın, </text:span><text:span text:style-name="T260">bu sözleşmeden doğan haklar saklı kalmak şartıyla,</text:span><text:span text:style-name="T258"> sona ere</text:span><text:span text:style-name="T257">r. </text:span><text:span text:style-name="T259">Kiracı,</text:span><text:span text:style-name="T257"> </text:span><text:span text:style-name="T259">i</text:span><text:span text:style-name="T261">şbu sözleşmenin bitim tarihinde, </text:span><text:span text:style-name="T263">işbu sözleşme </text:span><text:span text:style-name="T264">şartlar</text:span><text:span text:style-name="T271">ın</text:span><text:span text:style-name="T264">a bağlı kalarak, </text:span><text:span text:style-name="T265"><text:s/></text:span><text:span text:style-name="T266">hiçbir kanuni merasime, ihtar ve protesto keşidesine, cevap itasına, tebliğ ve tebellüğe, </text:span><text:span text:style-name="T272">herhangi bir ihtar ve hiçbir hüküm istihsaline ve mahkemeden ilam almaya hacet kalmaksızın</text:span><text:span text:style-name="T266"> kayıtsız ve şartsız olarak boşaltmayı </text:span><text:span text:style-name="T267">taahhüt</text:span><text:span text:style-name="T266"> </text:span><text:span text:style-name="T267">etmiştir. </text:span><text:span text:style-name="T266">Gününde tahliye ed</text:span><text:span text:style-name="T267">ilmediği </text:span><text:span text:style-name="T266">takdirde, </text:span><text:span text:style-name="T268">geçen her gün için, yıllık kira bedelinin yüzde </text:span><text:span text:style-name="T269">biri</text:span><text:span text:style-name="T268"> oranında </text:span><text:span text:style-name="T269">(%1)</text:span><text:span text:style-name="T268"> </text:span><text:span text:style-name="T264">günlük </text:span><text:span text:style-name="T268">ceza bedeli ödemeyi, </text:span><text:span text:style-name="T266">kiraya veren veya yetkili kanuni vekili tarafından </text:span><text:span text:style-name="T267">kiracı </text:span><text:span text:style-name="T266">aleyhi</text:span><text:span text:style-name="T267">n</text:span><text:span text:style-name="T266">e yapılacak, her türlü icra takibatı, mahkeme masrafları, avukatlık ücretleri ve benzeri tüm ücretlerinde tamamen </text:span><text:span text:style-name="T267">kiracı</text:span><text:span text:style-name="T266"> tarafından karşılanacağını, </text:span><text:span text:style-name="T267">kiracı</text:span><text:span text:style-name="T266"> şimdiden <text:s/>kabul,</text:span><text:span text:style-name="T270"> beyan</text:span><text:span text:style-name="T266"> ve taahhüt e</text:span><text:span text:style-name="T267">tmiştir.</text:span><text:span text:style-name="T257"> </text:span></text:p>
      <text:p text:style-name="P12"><text:span text:style-name="T32">MADDE </text:span><text:span text:style-name="T37">1</text:span><text:span text:style-name="T50">5</text:span><text:span text:style-name="T35"><text:tab/></text:span><text:span text:style-name="T91">Kiralananın geri verilmesi</text:span><text:span text:style-name="T32"> <text:tab/>:</text:span><text:span text:style-name="T2"> “</text:span><text:span text:style-name="T101">Kiralananda yenilik ve değişiklik yapılması“ </text:span><text:span text:style-name="T10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86">de</text:span>, sözleşmeye aykırı kullanmadan doğacak zararları giderme<text:span text:style-name="T31">kle yükümlüdür.</text:span> </text:p>
      <text:p text:style-name="P9"><text:span text:style-name="T32">MADDE </text:span><text:span text:style-name="T37">1</text:span><text:span text:style-name="T50">6</text:span><text:span text:style-name="T35"><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54"><text:span text:style-name="T32">MADDE </text:span><text:span text:style-name="T41">1</text:span><text:span text:style-name="T50">7</text:span><text:span text:style-name="T35"><text:tab/></text:span><text:span text:style-name="T91">Kullanma giderleri</text:span><text:span text:style-name="T32"> : </text:span>Kiracı, ısıtma, aydınlatma ve su gibi kullanma giderlerine katlan<text:span text:style-name="T238">ır ve</text:span> bu giderleri ispat edici belgelerin birer örneğini, istem üzerine diğer tarafa vermek zorundadır. </text:p>
      <text:p text:style-name="P16"><text:span text:style-name="T32">MADDE </text:span><text:span text:style-name="T37">1</text:span><text:span text:style-name="T50">8</text:span><text:span text:style-name="T35"><text:tab/></text:span><text:span text:style-name="T91">Kiracının güvence vermesi</text:span><text:span text:style-name="T32"> <text:tab/>: </text:span><text:span text:style-name="T5">K</text:span>iracı <text:span text:style-name="T239">belirlenen </text:span>güvence <text:span text:style-name="T239">bedelini öder ve tahliyede kiracının herhangi bir borcu olmadığı durumda bu bedel aynı miktarda iade edilir.</text:span></text:p>
      <text:p text:style-name="P55"><text:span text:style-name="T32">MADDE </text:span><text:span text:style-name="T50">19</text:span><text:span text:style-name="T35"> <text:tab/></text:span><text:span text:style-name="T91">Kira </text:span><text:span text:style-name="T94">Yıllık Artış Oranı</text:span><text:span text:style-name="T32"> </text:span><text:span text:style-name="T35">ve </text:span><text:span text:style-name="T91">Belirlenmesi<text:tab/>: </text:span><text:span text:style-name="T74">Bir yıldan uzun süreyle yapılan </text:span></text:p>
      <text:p text:style-name="P51"><text:span text:style-name="T10"/></text:p>
      <text:p text:style-name="P51"><text:span text:style-name="T10">KİRAYA VEREN<text:tab/>KİRACI<text:tab/>ŞAHİT-KEFİL</text:span><text:span text:style-name="T20"><text:tab/> </text:span><text:span text:style-name="T21">Murat Çalışkan</text:span></text:p>
      <text:p text:style-name="P55"><text:soft-page-break/><text:span text:style-name="T74">sözleşmelerde </text:span>uygulanacak <text:span text:style-name="T191">yıllık kira artış oranı</text:span>, <text:span text:style-name="T186">yıllık tüketici </text:span>fiyat endeksin<text:span text:style-name="T186">in (TÜFE)</text:span> <text:span text:style-name="T188"><text:s/></text:span></text:p>
      <text:p text:style-name="P55">oranını<text:span text:style-name="T74">n %10 ‘un altında olması durumunda; %10, değişim oranının %10 ‘un üstünde olması durumunda ise, değişim oranının altınd</text:span><text:span text:style-name="T48">a </text:span><text:span text:style-name="T5">olmamak</text:span><text:span text:style-name="T2"> koşuluyla </text:span><text:span text:style-name="T9">yapılacaktır.</text:span><text:span text:style-name="T2">.</text:span><text:span text:style-name="T32"> </text:span></text:p>
      <text:p text:style-name="P55"><text:span text:style-name="T53">MADDE </text:span><text:span text:style-name="T54">2</text:span><text:span text:style-name="T71">0</text:span><text:span text:style-name="T54"> <text:tab/></text:span><text:span text:style-name="T130">Kiracının iflası </text:span><text:span text:style-name="T131">ve ölümü : </text:span><text:span text:style-name="T124">K</text:span><text:span text:style-name="T134">iracı, kiralananın tesliminden sonra iflas eder </text:span><text:span text:style-name="T135">veya</text:span><text:span text:style-name="T134"> <text:s/>öl</text:span><text:span text:style-name="T135">ürse, ö</text:span><text:span text:style-name="T134">len kiracının </text:span><text:span text:style-name="T136">mirasçıları ve </text:span><text:span text:style-name="T134">ortakları veya bu ortakların aynı meslek ve sanatı yürüten mirasçıları </text:span><text:span text:style-name="T137"><text:s/>kiranın devam etmesine yönelik istekleri, bu sözleşmeye bağlı olarak geçersizdir.</text:span><text:span text:style-name="T127"> </text:span><text:span text:style-name="T132">Kiracının ölümü ile bu sözleşmedeki </text:span><text:span text:style-name="T133">“Kiralananın sözleşmenin bitiminden önce geri verilmesi” </text:span><text:span text:style-name="T132">maddesinde belirtilen şartlar uygulanır. </text:span><text:span text:style-name="T13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list xml:id="list171011048933742" text:continue-numbering="true" text:style-name="WWNum3">
        <text:list-header>
          <text:p text:style-name="P46"><text:span text:style-name="T53">MADDE </text:span><text:span text:style-name="T54">2</text:span><text:span text:style-name="T71">1</text:span><text:span text:style-name="T56"><text:tab/>Kefil ve şahit : </text:span><text:span text:style-name="T139">Kefil </text:span><text:span text:style-name="T154">ve şahit</text:span><text:span text:style-name="T139">, bu sözleşmeye attığı imza ile, sözleşme şartlarına uyulmaması </text:span><text:span text:style-name="T149">ve/veya bu sözleşmeyle bağlantılı tahliye taahhütnamesi vb. belgeler</text:span><text:span text:style-name="T139"> ile ortaya çıkabilecek her türlü maddi ve manevi zararların karşılanması hususunda, müteselsilen sorumlu olduğunu kabul ve beyan etmiştir. Kefil </text:span><text:span text:style-name="T155">ve Şahit</text:span><text:span text:style-name="T139">, sözleşmeyi imzalayan kişinin, </text:span><text:span text:style-name="T160">s</text:span><text:span text:style-name="T139">özleşmede adı geçen kişi olduğuna şahitlik ettiğini kabul ve beyan e</text:span><text:span text:style-name="T173">tmiştir.</text:span><text:span text:style-name="T139"> </text:span></text:p>
          <text:p text:style-name="P47"><text:span text:style-name="T55">MADDE 2</text:span><text:span text:style-name="T71">2</text:span><text:span text:style-name="T55"><text:tab/>Yetkili mercii ve tebligat :</text:span><text:span text:style-name="T15"> İşbu </text:span><text:span text:style-name="T154"><text:s/>sözleşmede belirtilen adresler tarafların tebligat adresleri olarak da belirlenmiş olup her türlü tebligatın bu adreslere yapılabileceği taraflarca kabul edilmişti</text:span><text:span text:style-name="T156">r.</text:span><text:span text:style-name="T154"> Taraflar, anlaşmazlık vuku</text:span><text:span text:style-name="T156">unda</text:span><text:span text:style-name="T154">, T.C. Tokat Mahkeme ve İcra Dairelerinin selahiyetini </text:span><text:span text:style-name="T153">şimdiden </text:span><text:span text:style-name="T154">kabul ve beyan etmiştir. </text:span></text:p>
          <text:list>
            <text:list-item>
              <text:list>
                <text:list-item>
                  <text:list>
                    <text:list-item>
                      <text:list>
                        <text:list-item>
                          <text:list>
                            <text:list-item>
                              <text:list>
                                <text:list-header>
                                  <text:p text:style-name="P48"/>
                                  <text:list>
                                    <text:list-header>
                                      <text:p text:style-name="P47"><text:span text:style-name="T139">İşbu akit, </text:span><text:span text:style-name="T178">3</text:span><text:span text:style-name="T157"> sayfa,</text:span><text:span text:style-name="T158"> 2</text:span><text:span text:style-name="T178">2</text:span><text:span text:style-name="T158"> madde </text:span><text:span text:style-name="T154">ve kiraya veren, kiracı, kiralanan ve kira hakkında detaylardan</text:span><text:span text:style-name="T158"> </text:span><text:span text:style-name="T157">oluşur ve </text:span><text:span text:style-name="T156">1</text:span><text:span text:style-name="T139"> nüsha halinde tanzim edilmiş olup, taraflarca </text:span><text:span text:style-name="T154">okunarak, </text:span><text:span text:style-name="T139">kabul edilmiş ve imzalanmıştır.</text:span></text:p>
                                    </text:list-header>
                                  </text:list>
                                </text:list-header>
                              </text:list>
                            </text:list-item>
                          </text:list>
                        </text:list-item>
                      </text:list>
                    </text:list-item>
                  </text:list>
                </text:list-item>
              </text:list>
            </text:list-item>
          </text:list>
        </text:list-header>
      </text:list>
      <text:p text:style-name="P1"/>
      <text:p text:style-name="P40"><text:span text:style-name="T198">Sözleşmenin:</text:span><text:span text:style-name="T220"> </text:span><text:span text:style-name="T214">Düzenleme Tarihi</text:span><text:span text:style-name="T215"><text:tab/></text:span><text:span text:style-name="T146">: </text:span><text:span text:style-name="T57"><text:s/></text:span><text:span text:style-name="T65">2</text:span><text:span text:style-name="T66">9</text:span><text:span text:style-name="T58"> </text:span><text:span text:style-name="T70">Ağustos</text:span><text:span text:style-name="T59"> </text:span><text:span text:style-name="T57">20</text:span><text:span text:style-name="T60">2</text:span><text:span text:style-name="T58">1</text:span><text:span text:style-name="T57"> <text:s/></text:span><text:span text:style-name="T103"><text:s/><text:tab/></text:span><text:span text:style-name="T104">Düzenleme No: </text:span><text:span text:style-name="T80">20</text:span><text:span text:style-name="T81">2</text:span><text:span text:style-name="T82">1</text:span><text:span text:style-name="T86">08</text:span><text:span text:style-name="T84">2</text:span><text:span text:style-name="T85">9</text:span><text:span text:style-name="T83">-00</text:span><text:span text:style-name="T86">9</text:span></text:p>
      <text:p text:style-name="P40"><text:span text:style-name="T195">Kiraya Veren<text:tab/>: </text:span><text:span text:style-name="T211">Adı Soyadı</text:span><text:span text:style-name="T139"><text:tab/>: </text:span><text:span text:style-name="T161"><text:tab/><text:tab/></text:span><text:span text:style-name="T139"><text:tab/><text:tab/></text:span><text:span text:style-name="T205">TC Kimlik No</text:span><text:span text:style-name="T11"><text:tab/>: </text:span></text:p>
      <text:p text:style-name="P62">Kiracı<text:tab/></text:p>
      <text:p text:style-name="P59"><text:span text:style-name="T210">Adı Soyadı</text:span><text:tab/>: <text:span text:style-name="T47">Murat</text:span><text:span text:style-name="T44"> Çalışkan<text:tab/><text:tab/></text:span><text:span text:style-name="T210">TC Kimlik No</text:span><text:tab/>: <text:span text:style-name="T95">487 1219 1104</text:span> <text:s/></text:p>
      <text:p text:style-name="P65"><text:span text:style-name="T246">Tebligat </text:span><text:span text:style-name="T245">Adres</text:span><text:span text:style-name="T242">: </text:span><text:span text:style-name="T243">GülbaharHatun Mah. GOP Bulvarı No:84/A TOKAT</text:span></text:p>
      <text:p text:style-name="P63">Telefon No<text:tab/>: <text:tab/></text:p>
      <text:p text:style-name="P60"><text:span text:style-name="T193">Kiralana</text:span><text:span text:style-name="T194">nın</text:span><text:span text:style-name="T199"><text:tab/></text:span></text:p>
      <text:p text:style-name="P60"><text:span text:style-name="T210">Cinsi<text:tab/></text:span><text:tab/><text:tab/>: <text:span text:style-name="T280">Arsa</text:span></text:p>
      <text:p text:style-name="P66"><text:span text:style-name="T247">Kullanım Amacı</text:span><text:span text:style-name="T242"><text:tab/>:</text:span><text:span text:style-name="T244"> </text:span><text:span text:style-name="T243">tarım malzemeleri deposu </text:span></text:p>
      <text:p text:style-name="P60"><text:span text:style-name="T210">Adresi<text:tab/></text:span><text:tab/><text:tab/>: <text:span text:style-name="T236">Öğretmenevi arkası Aşık Nuri Sokak</text:span></text:p>
      <text:p text:style-name="P61"><text:span text:style-name="T207">Tapu </text:span><text:span text:style-name="T209">B</text:span><text:span text:style-name="T207">ilgileri</text:span><text:span text:style-name="T200"><text:tab/> <text:s/><text:tab/></text:span><text:span text:style-name="T139">: </text:span><text:span text:style-name="T169">Pafta: </text:span><text:span text:style-name="T63">19</text:span><text:span text:style-name="T169"> <text:tab/></text:span><text:span text:style-name="T156">A</text:span><text:span text:style-name="T139">da<text:tab/>:</text:span><text:span text:style-name="T170"> </text:span><text:span text:style-name="T63">278</text:span><text:span text:style-name="T171"><text:tab/>Parsel<text:tab/>: </text:span><text:span text:style-name="T179">3</text:span><text:span text:style-name="T67">9</text:span></text:p>
      <text:p text:style-name="P61"><text:span text:style-name="T207">Abone Bilgileri</text:span><text:span text:style-name="T200"><text:tab/></text:span><text:span text:style-name="T139">: Elektrik : </text:span><text:span text:style-name="T72"><text:tab/></text:span><text:span text:style-name="T139"><text:tab/>Su : </text:span></text:p>
      <text:p text:style-name="P60"><text:span text:style-name="T192">Kiranın </text:span><text:tab/></text:p>
      <text:p text:style-name="P60"><text:span text:style-name="T210">Başlangıç tarihi</text:span><text:tab/>: <text:span text:style-name="T44">31</text:span><text:span text:style-name="T51"> </text:span><text:span text:style-name="T44">Ağustos</text:span><text:span text:style-name="T51"> 20</text:span><text:span text:style-name="T52">2</text:span><text:span text:style-name="T47">1</text:span><text:span text:style-name="T281"><text:tab/></text:span><text:tab/></text:p>
      <text:p text:style-name="P60"><text:span text:style-name="T210">Bitiş tarihi</text:span><text:tab/><text:tab/>: <text:span text:style-name="T44">30 Ağuston 202</text:span><text:span text:style-name="T47">2</text:span><text:span text:style-name="T32"><text:tab/></text:span></text:p>
      <text:p text:style-name="P60"><text:span text:style-name="T210">Süresi <text:tab/></text:span><text:tab/>: <text:span text:style-name="T236">Bir Yıl</text:span></text:p>
      <text:p text:style-name="P64">Bedeli<text:tab/><text:span text:style-name="T32"><text:tab/><text:tab/>: </text:span><text:span text:style-name="T47">52,334</text:span><text:span text:style-name="T44">.000 TL (</text:span><text:span text:style-name="T47">Elli İki Bin Üç Yüz Otuz Dört</text:span><text:span text:style-name="T44"> TL) + STOPAJ VERGİSİ</text:span></text:p>
      <text:p text:style-name="P13"><text:span text:style-name="T196">Ödeme</text:span><text:span text:style-name="T197"> Ş</text:span><text:span text:style-name="T196">ekli</text:span><text:span text:style-name="T120"><text:tab/><text:tab/>:</text:span><text:span text:style-name="T111"> </text:span><text:span text:style-name="T118"><text:s/>Peşin </text:span><text:span text:style-name="T119">olarak banka hesabına yatırılacaktır.</text:span><text:span text:style-name="T118"> </text:span></text:p>
      <text:p text:style-name="P14"><text:span text:style-name="T212">B</text:span><text:span text:style-name="T213">anka hesa</text:span><text:span text:style-name="T212">p no</text:span><text:span text:style-name="T112"><text:tab/>: </text:span></text:p>
      <text:p text:style-name="P14"><text:span text:style-name="T112"/></text:p>
      <text:p text:style-name="P38">İşbu akitteki bilgilerin doğruluğunu ve sözleşmenin tüm şartlarına uyacağımı peşinen kabul ettiğimi, <text:span text:style-name="T187">akiti okuyarak, hür irademle imzaladığımı,</text:span> beyan, <text:span text:style-name="T227">kabul</text:span> ve taahhüt ederim.</text:p>
      <text:p text:style-name="P38"/>
      <text:p text:style-name="P52"><text:span text:style-name="T278">KİRAYA VEREN<text:tab/>KİRACI<text:tab/>ŞAHİT-KEFİL</text:span><text:span text:style-name="T279"><text:tab/> Murat Çalışkan</text:span></text:p>
      <text:p text:style-name="P53"/>
      <text:p text:style-name="P53"><text:soft-page-break/></text:p>
      <text:p text:style-name="P53"/>
      <text:p text:style-name="P53"/>
      <text:p text:style-name="P4"/>
      <text:p text:style-name="P4"/>
      <text:p text:style-name="P5">TAHLİYE TAAHHÜTNAMESİ</text:p>
      <text:p text:style-name="P5"/>
      <text:p text:style-name="P19"><text:span text:style-name="T139"><text:tab/>Halen tahtı icarımda bulunan, kiraya vereni ve özellikleri aşağıda belirtilen taşınmazı; </text:span><text:span text:style-name="T148">tahliye etmeyi taahhüt ettiğim tarih</text:span><text:span text:style-name="T151">te</text:span><text:span text:style-name="T148">, </text:span><text:span text:style-name="T151">aşağıda </text:span><text:span text:style-name="T148">tarih </text:span><text:span text:style-name="T151">ve</text:span><text:span text:style-name="T148"> sayı</text:span><text:span text:style-name="T152">sı </text:span><text:span text:style-name="T151">belirtilen </text:span><text:span text:style-name="T148">kira sözleşme</text:span><text:span text:style-name="T152">sinin</text:span><text:span text:style-name="T148"> şartlarına bağlı kalarak, </text:span><text:span text:style-name="T147"><text:s/></text:span><text:span text:style-name="T139">hiçbir kanuni merasime, ihtar ve protesto keşidesine, cevap itasına, tebliğ ve tebellüğe, </text:span><text:span text:style-name="T180">herhangi bir ihtar ve hiçbir hüküm istihsaline ve mahkemeden ilam almaya hacet kalmaksızın</text:span><text:span text:style-name="T139"> kayıtsız ve şartsız olarak boşaltmayı </text:span><text:span text:style-name="T180">kesin olarak, </text:span><text:span text:style-name="T182">hür irademle</text:span><text:span text:style-name="T180"> beyan, kabul ve taahhüt ed</text:span><text:span text:style-name="T181">iyorum</text:span><text:span text:style-name="T180">.</text:span></text:p>
      <text:p text:style-name="P22"/>
      <text:p text:style-name="P20"><text:span text:style-name="T139"><text:tab/>Gününde tahliye edemediğim </text:span><text:span text:style-name="T145">veya </text:span><text:span text:style-name="T139">etmediğim takdirde, </text:span><text:span text:style-name="T146">geçen her gün için, yıllık kira bedelinin yüzde </text:span><text:span text:style-name="T149">biri</text:span><text:span text:style-name="T146"> oranında </text:span><text:span text:style-name="T149">(%1)</text:span><text:span text:style-name="T146"> </text:span><text:span text:style-name="T148">günlük </text:span><text:span text:style-name="T146">ceza bedeli ödemeyi, </text:span><text:span text:style-name="T139">kiraya veren veya yetkili kanuni ve</text:span><text:span text:style-name="T232">kili tarafından aleyhime yapılacak, her türlü icra takibatı, mahkeme masrafları, avukatlık ücretleri ve benzeri tüm ücretlerinde tamamen şahsım tarafından karşılanacağını şimdiden <text:s/>kabul,</text:span><text:span text:style-name="T233"> beyan</text:span><text:span text:style-name="T232"> ve taahhüt ediyorum. İşbu taahhütname</text:span><text:span text:style-name="T234">yi</text:span><text:span text:style-name="T232"> </text:span><text:span text:style-name="T235">hür</text:span><text:span text:style-name="T232"> irademle </text:span><text:span text:style-name="T235">okudum ve</text:span><text:span text:style-name="T232"> imza</text:span><text:span text:style-name="T234">lıyorum</text:span><text:span text:style-name="T232">. </text:span></text:p>
      <text:p text:style-name="P25"/>
      <text:p text:style-name="P28">TAHLİYE EDİLECEK YERİN</text:p>
      <text:p text:style-name="P23">Adresi<text:tab/>: <text:s/></text:p>
      <text:p text:style-name="P26"/>
      <text:p text:style-name="P24"><text:span text:style-name="T25">İlgili </text:span><text:span text:style-name="T22">Kira </text:span><text:span text:style-name="T23">Sözleşme</text:span><text:span text:style-name="T22">si</text:span><text:span text:style-name="T23"> Tarihi, <text:s/></text:span><text:span text:style-name="T24">No <text:s/></text:span><text:span text:style-name="T23"><text:tab/>:<text:tab/></text:span></text:p>
      <text:p text:style-name="P27"/>
      <text:p text:style-name="P27">Mecurun tahliye Edileceği taahhüt edilen tarih<text:tab/>:</text:p>
      <text:p text:style-name="P17"/>
      <text:p text:style-name="P17"/>
      <text:p text:style-name="P78">Kiracı<text:tab/></text:p>
      <text:p text:style-name="P80"><text:span text:style-name="T210">Adı Soyadı</text:span><text:tab/>: <text:span text:style-name="T47">Murat</text:span><text:span text:style-name="T44"> Çalışkan<text:tab/><text:tab/></text:span></text:p>
      <text:p text:style-name="P80"><text:span text:style-name="T210">TC Kimlik No</text:span><text:tab/>: <text:span text:style-name="T95">487 1219 1104</text:span> <text:s/></text:p>
      <text:p text:style-name="P81"><text:span text:style-name="T246">Tebligat </text:span><text:span text:style-name="T245">Adres</text:span><text:span text:style-name="T242">: </text:span><text:span text:style-name="T243">GülbaharHatun Mah. GOP Bulvarı No:84/A TOKAT</text:span></text:p>
      <text:p text:style-name="P79">Telefon No<text:tab/>: <text:tab/></text:p>
      <text:p text:style-name="P76"><text:span text:style-name="T105"><text:tab/><text:tab/><text:tab/><text:tab/></text:span><text:span text:style-name="T18"><text:tab/></text:span></text:p>
      <text:p text:style-name="P18"/>
      <text:p text:style-name="P18"/>
      <text:p text:style-name="P18"/>
      <text:p text:style-name="P18"/>
      <text:p text:style-name="P18"/>
      <text:p text:style-name="P18"><text:tab/><text:tab/></text:p>
      <text:p text:style-name="P18"><text:tab/> <text:s text:c="28"/><text:tab/><text:tab/><text:tab/><text:tab/></text:p>
      <text:p text:style-name="P18"/>
      <text:p text:style-name="P67"><text:tab/><text:tab/><text:tab/><text:tab/><text:tab/><text:tab/><text:tab/><text:tab/><text:tab/><text:tab/><text:tab/>kiracı imza</text:p>
      <text:p text:style-name="P18"/>
      <text:p text:style-name="P18"/>
      <text:p text:style-name="P18"/>
      <text:p text:style-name="P18"/>
      <text:p text:style-name="P18"><text:soft-page-break/></text:p>
      <text:p text:style-name="P18"/>
      <text:p text:style-name="P18"><text:tab/><text:tab/></text:p>
      <text:p text:style-name="P3"><text:tab/> <text:s text:c="14"/></text:p>
      <text:p text:style-name="P6">KİRA FESİH SÖZLEŞMESİ</text:p>
      <text:p text:style-name="P7"/>
      <text:p text:style-name="P29"><text:span text:style-name="T139"><text:tab/></text:span><text:span text:style-name="T159">A</text:span><text:span text:style-name="T151">şağıda </text:span><text:span text:style-name="T148">tarih </text:span><text:span text:style-name="T151">ve</text:span><text:span text:style-name="T148"> sayı</text:span><text:span text:style-name="T152">sı </text:span><text:span text:style-name="T151">belirtilen </text:span><text:span text:style-name="T148">kira sözleşme</text:span><text:span text:style-name="T152">si</text:span><text:span text:style-name="T159">ni tek taraflı olarak fesh ediyorum. Sözleşme şartları ile t</text:span><text:span text:style-name="T139">ahtı icarımda bulunan taşınmazı; </text:span><text:span text:style-name="T159">belirtilen tarihte,</text:span><text:span text:style-name="T148"> </text:span><text:span text:style-name="T151">belirtilen </text:span><text:span text:style-name="T148">kira sözleşme</text:span><text:span text:style-name="T152">sinin</text:span><text:span text:style-name="T148"> şartlarına bağlı kalarak </text:span><text:span text:style-name="T183">tahliye ettim.</text:span></text:p>
      <text:p text:style-name="P31"/>
      <text:p text:style-name="P32"><text:span text:style-name="T226">FESH</text:span><text:span text:style-name="T225"> EDİLE</text:span><text:span text:style-name="T226">N</text:span><text:span text:style-name="T225"> </text:span><text:span text:style-name="T226">SÖZLEŞMENİN</text:span></text:p>
      <text:p text:style-name="P31"/>
      <text:p text:style-name="P30"><text:span text:style-name="T184">Tarihi, <text:s/></text:span><text:span text:style-name="T185">No</text:span><text:span text:style-name="T184"><text:tab/><text:tab/><text:tab/><text:tab/>:<text:tab/></text:span></text:p>
      <text:p text:style-name="P33">Mecurun tahliye Edil<text:span text:style-name="T224">diği </text:span>tarih<text:tab/>:</text:p>
      <text:p text:style-name="P33"/>
      <text:p text:style-name="P71">Kiracı<text:tab/></text:p>
      <text:p text:style-name="P73"><text:span text:style-name="T210">Adı Soyadı</text:span><text:tab/>: <text:span text:style-name="T47">Murat</text:span><text:span text:style-name="T44"> Çalışkan<text:tab/><text:tab/></text:span></text:p>
      <text:p text:style-name="P73"><text:span text:style-name="T210">TC Kimlik No</text:span><text:tab/>: <text:span text:style-name="T95">487 1219 1104</text:span> <text:s/></text:p>
      <text:p text:style-name="P74"><text:span text:style-name="T246">Tebligat </text:span><text:span text:style-name="T245">Adres</text:span><text:span text:style-name="T242">: </text:span><text:span text:style-name="T243">GülbaharHatun Mah. GOP Bulvarı No:84/A TOKAT</text:span></text:p>
      <text:p text:style-name="P72">Telefon No<text:tab/>: <text:tab/></text:p>
      <text:p text:style-name="P70"><text:tab/><text:tab/><text:tab/><text:tab/><text:tab/></text:p>
      <text:p text:style-name="P34"><text:tab/></text:p>
      <text:p text:style-name="P34"/>
      <text:p text:style-name="P34"/>
      <text:p text:style-name="P34"/>
      <text:p text:style-name="P34"><text:tab/><text:tab/><text:tab/><text:tab/><text:tab/><text:tab/><text:tab/><text:tab/><text:span text:style-name="T282">kiracının imzası</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c18a00" officeooo:paragraph-rsid="00c18a00"/>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next-style-name="First_20_Page">
      <style:footer>
        <text:p text:style-name="Footer"/>
      </style:footer>
      <loext:footer-first>
        <text:p text:style-name="MP1"/>
      </loext:footer-first>
      <style:footer-left>
        <text:p text:style-name="Footer"/>
      </style:footer-left>
    </style:master-page>
    <style:master-page style:name="First_20_Page" style:display-name="First Page" style:page-layout-name="Mpm2" style:next-style-name="Standard">
      <style:footer>
        <text:p text:style-name="Footer"/>
      </style:footer>
      <loext:footer-first>
        <text:p text:style-name="MP1"/>
      </loext: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9-01T17:10:09.906835188</dc:date>
    <meta:editing-duration>P2DT2H37M36S</meta:editing-duration>
    <meta:editing-cycles>78</meta:editing-cycles>
    <meta:generator>LibreOffice/6.1.5.2$Linux_X86_64 LibreOffice_project/10$Build-2</meta:generator>
    <meta:print-date>2021-09-01T10:28:33.203158989</meta:print-date>
    <meta:document-statistic meta:table-count="0" meta:image-count="0" meta:object-count="0" meta:page-count="5" meta:paragraph-count="85" meta:word-count="1839" meta:character-count="13824" meta:non-whitespace-character-count="11864"/>
  </office:meta>
</office:document-meta>
</file>